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Contents_20_Heading" style:master-page-name="Standard">
      <style:paragraph-properties style:page-number="auto" fo:break-before="auto" fo:break-after="auto"/>
    </style:style>
    <style:style style:name="P2" style:family="paragraph" style:parent-style-name="Input_2f_Output">
      <style:paragraph-properties>
        <style:tab-stops>
          <style:tab-stop style:position="1.25in"/>
        </style:tab-stops>
      </style:paragraph-properties>
    </style:style>
    <style:style style:name="P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4" style:family="paragraph" style:parent-style-name="Input_2f_Output">
      <style:paragraph-properties fo:text-align="center" style:justify-single-word="false"/>
    </style:style>
    <style:style style:name="P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6" style:family="paragraph" style:parent-style-name="Input_2f_Output">
      <style:text-properties fo:language="en" fo:country="US" style:language-asian="zh" style:country-asian="CN" style:language-complex="hi" style:country-complex="IN"/>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8"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9"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10" style:family="paragraph" style:parent-style-name="Contents_20_2">
      <style:paragraph-properties>
        <style:tab-stops>
          <style:tab-stop style:position="4.7756in" style:type="right" style:leader-style="dotted" style:leader-text="."/>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4.972in" style:type="right" style:leader-style="dotted" style:leader-text="."/>
          <style:tab-stop style:position="6.9252in" style:type="right" style:leader-style="dotted" style:leader-text="."/>
        </style:tab-stops>
      </style:paragraph-properties>
    </style:style>
    <style:style style:name="P14" style:family="paragraph" style:parent-style-name="Table_20_Contents">
      <style:paragraph-properties style:snap-to-layout-grid="false"/>
    </style:style>
    <style:style style:name="P1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6" style:family="paragraph" style:parent-style-name="Command">
      <style:paragraph-properties fo:margin-left="0.5in" fo:margin-right="0.5in" fo:text-indent="0in" style:auto-text-indent="false"/>
    </style:style>
    <style:style style:name="P17" style:family="paragraph" style:parent-style-name="List_20_1" style:list-style-name="WW8Num21"/>
    <style:style style:name="P18" style:family="paragraph" style:parent-style-name="List_20_1" style:list-style-name="L1">
      <style:text-properties fo:font-weight="bold" style:font-weight-asian="bold" style:font-weight-complex="bold"/>
    </style:style>
    <style:style style:name="P19" style:family="paragraph" style:parent-style-name="Contents_20_3">
      <style:paragraph-properties>
        <style:tab-stops>
          <style:tab-stop style:position="4.5791in" style:type="right" style:leader-style="dotted" style:leader-text="."/>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8pt" style:font-size-asian="18pt" style:font-size-complex="18pt"/>
    </style:style>
    <style:style style:name="P23" style:family="paragraph" style:parent-style-name="Heading_20_1">
      <style:paragraph-properties fo:break-before="page"/>
      <style:text-properties fo:color="#ff0000" fo:font-size="18pt" style:font-size-asian="18pt" style:font-size-complex="18pt"/>
    </style:style>
    <style:style style:name="P24" style:family="paragraph" style:parent-style-name="Heading_20_2">
      <style:text-properties style:font-name="Arial"/>
    </style:style>
    <style:style style:name="P25" style:family="paragraph" style:parent-style-name="Heading_20_2">
      <style:text-properties style:font-name="Arial" fo:font-weight="bold" style:font-weight-asian="bold" style:font-weight-complex="normal"/>
    </style:style>
    <style:style style:name="P26" style:family="paragraph" style:parent-style-name="Heading_20_2">
      <style:text-properties fo:font-size="18pt" style:font-size-asian="18pt" style:font-size-complex="18pt"/>
    </style:style>
    <style:style style:name="P27" style:family="paragraph" style:parent-style-name="Heading_20_2">
      <style:text-properties fo:color="#ff0000"/>
    </style:style>
    <style:style style:name="P28" style:family="paragraph" style:parent-style-name="Heading_20_2">
      <style:paragraph-properties fo:break-before="auto" fo:break-after="auto"/>
    </style:style>
    <style:style style:name="P29" style:family="paragraph" style:parent-style-name="Heading_20_3">
      <style:text-properties fo:language="en" fo:country="US" style:language-asian="zh" style:country-asian="CN" style:language-complex="hi" style:country-complex="IN"/>
    </style:style>
    <style:style style:name="P30" style:family="paragraph" style:parent-style-name="Heading_20_3">
      <style:paragraph-properties fo:break-before="auto" fo:break-after="auto"/>
    </style:style>
    <style:style style:name="P31" style:family="paragraph" style:parent-style-name="Text_20_body" style:list-style-name="WW8Num8"/>
    <style:style style:name="P32" style:family="paragraph" style:parent-style-name="Text_20_body">
      <style:text-properties style:font-name="Times New Roman"/>
    </style:style>
    <style:style style:name="P33" style:family="paragraph" style:parent-style-name="Text_20_body">
      <style:text-properties style:font-name="Times New Roman" fo:font-weight="normal" style:font-weight-asian="normal" style:font-weight-complex="normal"/>
    </style:style>
    <style:style style:name="P34" style:family="paragraph" style:parent-style-name="Text_20_body">
      <style:text-properties fo:language="en" fo:country="US" style:language-asian="zh" style:country-asian="CN" style:language-complex="hi" style:country-complex="IN"/>
    </style:style>
    <style:style style:name="P35" style:family="paragraph" style:parent-style-name="Text_20_body">
      <style:text-properties fo:color="#ff0000"/>
    </style:style>
    <style:style style:name="P36" style:family="paragraph" style:parent-style-name="Text_20_body">
      <style:paragraph-properties fo:margin-left="0.5in" fo:margin-right="0in" fo:text-indent="0in" style:auto-text-indent="false"/>
    </style:style>
    <style:style style:name="P37" style:family="paragraph" style:parent-style-name="Standard">
      <style:paragraph-properties fo:line-height="0.0008in"/>
    </style:style>
    <style:style style:name="P38" style:family="paragraph" style:parent-style-name="Standard" style:list-style-name="WW8Num21">
      <style:text-properties fo:language="en" fo:country="US" style:language-asian="zh" style:country-asian="CN" style:language-complex="hi" style:country-complex="IN"/>
    </style:style>
    <style:style style:name="P39" style:family="paragraph" style:parent-style-name="Standard">
      <style:paragraph-properties style:line-height-at-least="0.139in"/>
    </style:style>
    <style:style style:name="P40" style:family="paragraph" style:parent-style-name="Standard">
      <style:paragraph-properties style:line-height-at-least="0.139in" style:snap-to-layout-grid="false"/>
    </style:style>
    <style:style style:name="P41" style:family="paragraph" style:parent-style-name="Standard">
      <style:paragraph-properties style:line-height-at-least="0.139in" fo:text-align="end" style:justify-single-word="false" style:snap-to-layout-grid="false"/>
    </style:style>
    <style:style style:name="P42" style:family="paragraph" style:parent-style-name="Standard" style:list-style-name="WW8Num21"/>
    <style:style style:name="P43" style:family="paragraph" style:parent-style-name="Standard">
      <style:paragraph-properties fo:line-height="0.139in"/>
    </style:style>
    <style:style style:name="P44" style:family="paragraph" style:parent-style-name="Standard">
      <style:paragraph-properties fo:line-height="147%" fo:text-align="justify" style:justify-single-word="false" style:punctuation-wrap="simple"/>
    </style:style>
    <style:style style:name="P45" style:family="paragraph" style:parent-style-name="Standard">
      <style:paragraph-properties fo:line-height="0.1528in"/>
    </style:style>
    <style:style style:name="P46" style:family="paragraph" style:parent-style-name="Standard">
      <style:paragraph-properties fo:line-height="0.1244in"/>
    </style:style>
    <style:style style:name="P47" style:family="paragraph" style:parent-style-name="Standard">
      <style:paragraph-properties fo:line-height="0.0283in"/>
    </style:style>
    <style:style style:name="P48" style:family="paragraph" style:parent-style-name="Standard">
      <style:paragraph-properties fo:line-height="0.028in"/>
    </style:style>
    <style:style style:name="P49" style:family="paragraph" style:parent-style-name="Standard">
      <style:paragraph-properties fo:line-height="0.0126in"/>
    </style:style>
    <style:style style:name="P50" style:family="paragraph" style:parent-style-name="Standard">
      <style:paragraph-properties fo:line-height="0.0134in"/>
    </style:style>
    <style:style style:name="P51" style:family="paragraph" style:parent-style-name="Standard">
      <style:paragraph-properties fo:line-height="0.0811in"/>
    </style:style>
    <style:style style:name="P52" style:family="paragraph" style:parent-style-name="Standard">
      <style:paragraph-properties fo:line-height="0.1835in"/>
    </style:style>
    <style:style style:name="P53" style:family="paragraph" style:parent-style-name="Standard">
      <style:paragraph-properties fo:line-height="0.2492in"/>
    </style:style>
    <style:style style:name="P54" style:family="paragraph" style:parent-style-name="Standard" style:list-style-name=""/>
    <style:style style:name="P55" style:family="paragraph" style:parent-style-name="Standard">
      <style:paragraph-properties fo:line-height="0.278in"/>
    </style:style>
    <style:style style:name="P56" style:family="paragraph" style:parent-style-name="Standard">
      <style:paragraph-properties fo:line-height="0.0327in"/>
    </style:style>
    <style:style style:name="P57" style:family="paragraph" style:parent-style-name="Standard">
      <style:paragraph-properties fo:line-height="0.0189in"/>
    </style:style>
    <style:style style:name="P58" style:family="paragraph" style:parent-style-name="Standard">
      <style:paragraph-properties fo:line-height="0.0425in"/>
    </style:style>
    <style:style style:name="P59" style:family="paragraph" style:parent-style-name="Standard">
      <style:paragraph-properties fo:line-height="0.1571in"/>
    </style:style>
    <style:style style:name="P60" style:family="paragraph" style:parent-style-name="Standard">
      <style:paragraph-properties fo:line-height="0.2591in"/>
    </style:style>
    <style:style style:name="P61" style:family="paragraph" style:parent-style-name="Standard">
      <style:paragraph-properties fo:line-height="177%" style:punctuation-wrap="simple"/>
    </style:style>
    <style:style style:name="P62" style:family="paragraph" style:parent-style-name="Standard">
      <style:paragraph-properties fo:line-height="0.2563in"/>
    </style:style>
    <style:style style:name="P63" style:family="paragraph" style:parent-style-name="Standard">
      <style:paragraph-properties fo:line-height="0.1417in"/>
    </style:style>
    <style:style style:name="P64" style:family="paragraph" style:parent-style-name="Standard">
      <style:paragraph-properties fo:line-height="0.1402in"/>
    </style:style>
    <style:style style:name="P65" style:family="paragraph" style:parent-style-name="Standard">
      <style:paragraph-properties fo:line-height="0.0016in"/>
    </style:style>
    <style:style style:name="P66" style:family="paragraph" style:parent-style-name="Standard">
      <style:paragraph-properties fo:line-height="0.2555in"/>
    </style:style>
    <style:style style:name="P67" style:family="paragraph" style:parent-style-name="Standard">
      <style:paragraph-properties fo:line-height="0.0291in"/>
    </style:style>
    <style:style style:name="P68" style:family="paragraph" style:parent-style-name="Standard">
      <style:paragraph-properties fo:line-height="0.1409in"/>
    </style:style>
    <style:style style:name="P69" style:family="paragraph" style:parent-style-name="Standard">
      <style:paragraph-properties fo:line-height="0.0429in"/>
    </style:style>
    <style:style style:name="P70" style:family="paragraph" style:parent-style-name="Standard">
      <style:paragraph-properties fo:line-height="0.1902in"/>
    </style:style>
    <style:style style:name="P71" style:family="paragraph" style:parent-style-name="Standard">
      <style:paragraph-properties fo:line-height="0.0543in"/>
    </style:style>
    <style:style style:name="P72" style:family="paragraph" style:parent-style-name="Standard">
      <style:paragraph-properties fo:line-height="0.0953in"/>
    </style:style>
    <style:style style:name="P73" style:family="paragraph" style:parent-style-name="Standard">
      <style:paragraph-properties fo:line-height="0.1736in"/>
    </style:style>
    <style:style style:name="P74" style:family="paragraph" style:parent-style-name="Standard">
      <style:paragraph-properties fo:line-height="0.0752in"/>
    </style:style>
    <style:style style:name="P75" style:family="paragraph" style:parent-style-name="Standard">
      <style:paragraph-properties fo:line-height="0.1783in"/>
    </style:style>
    <style:style style:name="P76" style:family="paragraph" style:parent-style-name="Standard">
      <style:paragraph-properties fo:line-height="0.2035in"/>
    </style:style>
    <style:style style:name="P77" style:family="paragraph" style:parent-style-name="Standard">
      <style:paragraph-properties fo:line-height="0.0846in"/>
    </style:style>
    <style:style style:name="P78" style:family="paragraph" style:parent-style-name="Standard">
      <style:paragraph-properties fo:line-height="0.1102in"/>
    </style:style>
    <style:style style:name="P79" style:family="paragraph" style:parent-style-name="Standard">
      <style:paragraph-properties fo:line-height="0.1091in"/>
    </style:style>
    <style:style style:name="P80" style:family="paragraph" style:parent-style-name="Standard">
      <style:paragraph-properties fo:line-height="0.2252in"/>
    </style:style>
    <style:style style:name="P81" style:family="paragraph" style:parent-style-name="Standard">
      <style:paragraph-properties fo:line-height="0.1654in"/>
    </style:style>
    <style:style style:name="P82" style:family="paragraph" style:parent-style-name="Standard">
      <style:paragraph-properties fo:line-height="0.1717in"/>
    </style:style>
    <style:style style:name="P83" style:family="paragraph" style:parent-style-name="Standard">
      <style:paragraph-properties fo:line-height="0.0437in"/>
    </style:style>
    <style:style style:name="P84" style:family="paragraph" style:parent-style-name="Standard">
      <style:paragraph-properties fo:line-height="0.2043in"/>
    </style:style>
    <style:style style:name="P85" style:family="paragraph" style:parent-style-name="Standard">
      <style:paragraph-properties fo:line-height="0.1665in"/>
    </style:style>
    <style:style style:name="P86" style:family="paragraph" style:parent-style-name="Standard">
      <style:paragraph-properties fo:line-height="0.1134in"/>
    </style:style>
    <style:style style:name="P87" style:family="paragraph" style:parent-style-name="Standard">
      <style:paragraph-properties fo:line-height="0.2063in"/>
    </style:style>
    <style:style style:name="P88" style:family="paragraph" style:parent-style-name="Standard">
      <style:paragraph-properties fo:line-height="0.2063in" fo:text-align="start" style:justify-single-word="false" style:snap-to-layout-grid="false"/>
    </style:style>
    <style:style style:name="P89" style:family="paragraph" style:parent-style-name="Standard">
      <style:paragraph-properties fo:line-height="0.0547in"/>
    </style:style>
    <style:style style:name="P90" style:family="paragraph" style:parent-style-name="Standard">
      <style:paragraph-properties fo:line-height="0.2736in"/>
    </style:style>
    <style:style style:name="P91" style:family="paragraph" style:parent-style-name="Standard">
      <style:paragraph-properties fo:line-height="0.0602in"/>
    </style:style>
    <style:style style:name="P92" style:family="paragraph" style:parent-style-name="Standard">
      <style:paragraph-properties fo:line-height="0.1984in"/>
    </style:style>
    <style:style style:name="P93" style:family="paragraph" style:parent-style-name="Standard">
      <style:paragraph-properties fo:line-height="0.1646in"/>
    </style:style>
    <style:style style:name="P94" style:family="paragraph" style:parent-style-name="Standard">
      <style:paragraph-properties fo:line-height="0.1953in"/>
    </style:style>
    <style:style style:name="P95" style:family="paragraph" style:parent-style-name="Standard">
      <style:paragraph-properties fo:line-height="0.2339in"/>
    </style:style>
    <style:style style:name="P96" style:family="paragraph" style:parent-style-name="Standard">
      <style:paragraph-properties fo:line-height="0.0744in"/>
    </style:style>
    <style:style style:name="P97" style:family="paragraph" style:parent-style-name="Standard">
      <style:paragraph-properties fo:line-height="0.1756in"/>
    </style:style>
    <style:style style:name="P98" style:family="paragraph" style:parent-style-name="Standard">
      <style:paragraph-properties fo:line-height="0.1756in" style:snap-to-layout-grid="false"/>
    </style:style>
    <style:style style:name="P99" style:family="paragraph" style:parent-style-name="Standard">
      <style:paragraph-properties fo:line-height="0.0728in"/>
    </style:style>
    <style:style style:name="P100" style:family="paragraph" style:parent-style-name="Standard">
      <style:paragraph-properties fo:line-height="0.1626in"/>
    </style:style>
    <style:style style:name="P101" style:family="paragraph" style:parent-style-name="Standard">
      <style:paragraph-properties fo:line-height="0.2508in"/>
    </style:style>
    <style:style style:name="P102" style:family="paragraph" style:parent-style-name="Standard">
      <style:paragraph-properties fo:line-height="0.1752in"/>
    </style:style>
    <style:style style:name="P103" style:family="paragraph" style:parent-style-name="Standard">
      <style:paragraph-properties fo:line-height="0.1862in"/>
    </style:style>
    <style:style style:name="P104" style:family="paragraph" style:parent-style-name="Standard">
      <style:paragraph-properties fo:line-height="0.2311in"/>
    </style:style>
    <style:style style:name="P105" style:family="paragraph" style:parent-style-name="Standard">
      <style:paragraph-properties fo:line-height="0.052in"/>
    </style:style>
    <style:style style:name="P106" style:family="paragraph" style:parent-style-name="Standard">
      <style:paragraph-properties fo:line-height="0.0618in"/>
    </style:style>
    <style:style style:name="P107" style:family="paragraph" style:parent-style-name="Standard">
      <style:paragraph-properties style:line-height-at-least="0.139in" style:snap-to-layout-grid="false"/>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style:style>
    <style:style style:name="P108" style:family="paragraph" style:parent-style-name="Standard">
      <style:paragraph-properties fo:line-height="0.2618in"/>
    </style:style>
    <style:style style:name="P109" style:family="paragraph" style:parent-style-name="Standard">
      <style:paragraph-properties fo:line-height="0.239in"/>
    </style:style>
    <style:style style:name="P110" style:family="paragraph" style:parent-style-name="Standard">
      <style:paragraph-properties fo:line-height="0.2028in"/>
    </style:style>
    <style:style style:name="P111" style:family="paragraph" style:parent-style-name="Standard">
      <style:paragraph-properties fo:line-height="0.1898in"/>
    </style:style>
    <style:style style:name="P112" style:family="paragraph" style:parent-style-name="Standard">
      <style:paragraph-properties fo:line-height="0.2165in"/>
    </style:style>
    <style:style style:name="P113"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4" style:family="paragraph" style:parent-style-name="Standard">
      <style:paragraph-properties fo:margin-top="0in" fo:margin-bottom="0in" style:line-height-at-leas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5" style:family="paragraph" style:parent-style-name="Standard">
      <style:paragraph-properties fo:margin-top="0in" fo:margin-bottom="0in" fo:line-heigh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6" style:family="paragraph" style:parent-style-name="Standard">
      <style:paragraph-properties fo:margin-top="0in" fo:margin-bottom="0in" fo:line-height="0.163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7" style:family="paragraph" style:parent-style-name="Standard">
      <style:paragraph-properties fo:margin-top="0in" fo:margin-bottom="0in" fo:line-height="151%"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8" style:family="paragraph" style:parent-style-name="Standard">
      <style:paragraph-properties fo:margin-top="0in" fo:margin-bottom="0in" fo:line-height="0.067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9" style:family="paragraph" style:parent-style-name="Standard">
      <style:paragraph-properties fo:margin-top="0in" fo:margin-bottom="0in" fo:line-height="147%"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0" style:family="paragraph" style:parent-style-name="Standard">
      <style:paragraph-properties fo:margin-top="0in" fo:margin-bottom="0in" fo:line-height="0.230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1" style:family="paragraph" style:parent-style-name="Standard">
      <style:paragraph-properties fo:margin-top="0in" fo:margin-bottom="0in" fo:line-height="0.1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2" style:family="paragraph" style:parent-style-name="Standard">
      <style:paragraph-properties fo:margin-top="0in" fo:margin-bottom="0in" fo:line-height="14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3" style:family="paragraph" style:parent-style-name="Standard">
      <style:paragraph-properties fo:margin-top="0in" fo:margin-bottom="0in" fo:line-height="0.156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4" style:family="paragraph" style:parent-style-name="Standard">
      <style:paragraph-properties fo:margin-top="0in" fo:margin-bottom="0in" fo:line-height="13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5" style:family="paragraph" style:parent-style-name="Standard">
      <style:paragraph-properties fo:margin-top="0in" fo:margin-bottom="0in" fo:line-height="0.0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6"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7" style:family="paragraph" style:parent-style-name="Standard">
      <style:paragraph-properties fo:margin-top="0in" fo:margin-bottom="0in" fo:line-height="0.0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8" style:family="paragraph" style:parent-style-name="Standard">
      <style:paragraph-properties fo:margin-top="0in" fo:margin-bottom="0in" fo:line-height="0.18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9" style:family="paragraph" style:parent-style-name="Standard">
      <style:paragraph-properties fo:margin-top="0in" fo:margin-bottom="0in" fo:line-height="0.028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30" style:family="paragraph" style:parent-style-name="Standard">
      <style:paragraph-properties fo:margin-top="0in" fo:margin-bottom="0in" fo:line-height="0.203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31" style:family="paragraph" style:parent-style-name="Standard">
      <style:paragraph-properties fo:margin-top="0in" fo:margin-bottom="0in" fo:line-height="177%"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2" style:family="paragraph" style:parent-style-name="Standard">
      <style:paragraph-properties fo:margin-top="0in" fo:margin-bottom="0in" fo:line-height="0.141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3" style:family="paragraph" style:parent-style-name="Standard">
      <style:paragraph-properties fo:margin-top="0in" fo:margin-bottom="0in" fo:line-height="148%"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4" style:family="paragraph" style:parent-style-name="Standard">
      <style:paragraph-properties fo:margin-top="0in" fo:margin-bottom="0in" fo:line-height="14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5" style:family="paragraph" style:parent-style-name="Standard">
      <style:paragraph-properties fo:margin-top="0in" fo:margin-bottom="0in" fo:line-height="98%"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6" style:family="paragraph" style:parent-style-name="Standard">
      <style:paragraph-properties fo:margin-top="0in" fo:margin-bottom="0in" fo:line-height="138%"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7" style:family="paragraph" style:parent-style-name="Standard">
      <style:paragraph-properties fo:margin-top="0in" fo:margin-bottom="0in" fo:line-height="0.270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8" style:family="paragraph" style:parent-style-name="Standard">
      <style:paragraph-properties fo:margin-top="0in" fo:margin-bottom="0in" fo:line-height="0.02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9" style:family="paragraph" style:parent-style-name="Standard">
      <style:paragraph-properties fo:margin-top="0in" fo:margin-bottom="0in" fo:line-height="16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0" style:family="paragraph" style:parent-style-name="Standard">
      <style:paragraph-properties fo:margin-top="0in" fo:margin-bottom="0in" fo:line-height="155%"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1" style:family="paragraph" style:parent-style-name="Standard">
      <style:paragraph-properties fo:margin-top="0in" fo:margin-bottom="0in" fo:line-height="0.116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2" style:family="paragraph" style:parent-style-name="Standard">
      <style:paragraph-properties fo:margin-top="0in" fo:margin-bottom="0in" fo:line-height="17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3" style:family="paragraph" style:parent-style-name="Standard">
      <style:paragraph-properties fo:margin-top="0in" fo:margin-bottom="0in" fo:line-height="172%"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4" style:family="paragraph" style:parent-style-name="Standard">
      <style:paragraph-properties fo:margin-top="0in" fo:margin-bottom="0in" fo:line-height="0.06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5" style:family="paragraph" style:parent-style-name="Standard">
      <style:paragraph-properties fo:margin-top="0in" fo:margin-bottom="0in" fo:line-height="15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6" style:family="paragraph" style:parent-style-name="Standard">
      <style:paragraph-properties fo:margin-top="0in" fo:margin-bottom="0in" fo:line-height="0.038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7" style:family="paragraph" style:parent-style-name="Standard">
      <style:paragraph-properties fo:margin-top="0in" fo:margin-bottom="0in" fo:line-height="0.10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8" style:family="paragraph" style:parent-style-name="Standard">
      <style:paragraph-properties fo:margin-top="0in" fo:margin-bottom="0in" fo:line-height="0.0846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9" style:family="paragraph" style:parent-style-name="Standard">
      <style:paragraph-properties fo:margin-top="0in" fo:margin-bottom="0in" fo:line-height="17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0" style:family="paragraph" style:parent-style-name="Standard">
      <style:paragraph-properties fo:margin-top="0in" fo:margin-bottom="0in" fo:line-height="0.095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1" style:family="paragraph" style:parent-style-name="Standard">
      <style:paragraph-properties fo:margin-top="0in" fo:margin-bottom="0in" fo:line-height="0.075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2" style:family="paragraph" style:parent-style-name="Standard">
      <style:paragraph-properties fo:margin-top="0in" fo:margin-bottom="0in" fo:line-height="0.042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3" style:family="paragraph" style:parent-style-name="Standard">
      <style:paragraph-properties fo:margin-top="0in" fo:margin-bottom="0in" fo:line-height="143%"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4" style:family="paragraph" style:parent-style-name="Standard">
      <style:paragraph-properties fo:margin-top="0in" fo:margin-bottom="0in" fo:line-height="171%"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5" style:family="paragraph" style:parent-style-name="Standard">
      <style:paragraph-properties fo:margin-top="0in" fo:margin-bottom="0in" fo:line-height="18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6" style:family="paragraph" style:parent-style-name="Standard">
      <style:paragraph-properties fo:margin-top="0in" fo:margin-bottom="0in" fo:line-height="0.15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7"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8" style:family="paragraph" style:parent-style-name="Standard">
      <style:paragraph-properties fo:margin-top="0in" fo:margin-bottom="0in" style:line-height-at-least="0.13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9" style:family="paragraph" style:parent-style-name="Standard">
      <style:paragraph-properties fo:margin-top="0in" fo:margin-bottom="0in" fo:line-height="0.111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0" style:family="paragraph" style:parent-style-name="Standard">
      <style:paragraph-properties fo:margin-top="0in" fo:margin-bottom="0in" fo:line-height="0.111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1"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6.5pt" fo:letter-spacing="normal" fo:language="en" fo:country="US" fo:font-style="normal" fo:text-shadow="none" style:text-underline-style="none" fo:font-weight="normal" style:letter-kerning="true" fo:background-color="transparent" style:font-name-asian="Times New Roman1" style:font-size-asian="6.5pt" style:language-asian="zh" style:country-asian="CN" style:font-style-asian="normal" style:font-weight-asian="normal" style:font-name-complex="Times New Roman1" style:font-size-complex="6.5pt" style:language-complex="hi" style:country-complex="IN" style:font-style-complex="normal" style:font-weight-complex="normal" style:text-emphasize="none" style:text-scale="100%" text:display="true" fo:hyphenate="false" fo:hyphenation-remain-char-count="2" fo:hyphenation-push-char-count="2"/>
    </style:style>
    <style:style style:name="P162"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63"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9pt" fo:letter-spacing="normal" fo:language="en" fo:country="US" fo:font-style="normal" fo:text-shadow="none" style:text-underline-style="none" fo:font-weight="normal" style:letter-kerning="true" fo:background-color="transparent" style:font-name-asian="Times New Roman1" style:font-size-asian="9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64" style:family="paragraph" style:parent-style-name="Standard">
      <style:paragraph-properties fo:margin-top="0in" fo:margin-bottom="0in" fo:line-height="0.102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5" style:family="paragraph" style:parent-style-name="Standard">
      <style:paragraph-properties fo:margin-top="0in" fo:margin-bottom="0in" fo:line-height="0.08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6" style:family="paragraph" style:parent-style-name="Standard" style:master-page-name="Convert_20_1">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7" style:family="paragraph" style:parent-style-name="Standard" style:master-page-name="Convert_20_2">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8" style:family="paragraph" style:parent-style-name="Standard" style:master-page-name="Convert_20_3">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69" style:family="paragraph" style:parent-style-name="Standard" style:master-page-name="Convert_20_4">
      <style:paragraph-properties fo:margin-top="0in" fo:margin-bottom="0in" fo:line-heigh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0" style:family="paragraph" style:parent-style-name="Standard" style:master-page-name="Convert_20_5">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1" style:family="paragraph" style:parent-style-name="Standard" style:master-page-name="Convert_20_6">
      <style:paragraph-properties fo:margin-top="0in" fo:margin-bottom="0in" fo:line-height="155%"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2" style:family="paragraph" style:parent-style-name="Standard" style:master-page-name="Convert_20_7">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3" style:family="paragraph" style:parent-style-name="Standard" style:master-page-name="Convert_20_8">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4" style:family="paragraph" style:parent-style-name="Standard" style:master-page-name="Convert_20_9">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5" style:family="paragraph" style:parent-style-name="Standard" style:master-page-name="Convert_20_10">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6" style:family="paragraph" style:parent-style-name="Standard" style:master-page-name="Convert_20_11">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7" style:family="paragraph" style:parent-style-name="Standard">
      <style:paragraph-properties fo:margin-left="0.7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8" style:family="paragraph" style:parent-style-name="Standard">
      <style:paragraph-properties fo:margin-left="0.0835in" fo:margin-right="0in" style:line-height-at-least="0.139in" fo:text-indent="0in" style:auto-text-indent="false"/>
    </style:style>
    <style:style style:name="P179" style:family="paragraph" style:parent-style-name="Standard">
      <style:paragraph-properties fo:margin-left="0.0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0" style:family="paragraph" style:parent-style-name="Standard">
      <style:paragraph-properties fo:margin-left="0.0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1" style:family="paragraph" style:parent-style-name="Standard">
      <style:paragraph-properties fo:margin-left="0.0835in" fo:margin-right="2.1528in" fo:margin-top="0in" fo:margin-bottom="0in" fo:line-height="19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2"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3"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4" style:family="paragraph" style:parent-style-name="Standard">
      <style:paragraph-properties fo:margin-left="0.33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5" style:family="paragraph" style:parent-style-name="Standard">
      <style:paragraph-properties fo:margin-left="2.847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6" style:family="paragraph" style:parent-style-name="Standard">
      <style:paragraph-properties fo:margin-left="2.8472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7" style:family="paragraph" style:parent-style-name="Standard">
      <style:paragraph-properties fo:margin-left="0.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8" style:family="paragraph" style:parent-style-name="Standard">
      <style:paragraph-properties fo:margin-left="0.0835in" fo:margin-right="4.55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9" style:family="paragraph" style:parent-style-name="Standard">
      <style:paragraph-properties fo:margin-left="0.0835in" fo:margin-right="4.847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90" style:family="paragraph" style:parent-style-name="Standard">
      <style:paragraph-properties fo:margin-left="0.5835in" fo:margin-right="0in" style:line-height-at-least="0.139in" fo:text-indent="0in" style:auto-text-indent="false" style:snap-to-layout-grid="false"/>
    </style:style>
    <style:style style:name="P191" style:family="paragraph" style:parent-style-name="Standard">
      <style:paragraph-properties fo:margin-left="0.5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2" style:family="paragraph" style:parent-style-name="Standard">
      <style:paragraph-properties fo:margin-left="0.5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3" style:family="paragraph" style:parent-style-name="Standard" style:list-style-name="WW8Num2">
      <style:paragraph-properties fo:margin-left="0.5835in" fo:margin-right="3.611in" fo:line-height="155%" fo:text-align="justify" style:justify-single-word="false" fo:text-indent="-0.25in" style:auto-text-indent="false" style:punctuation-wrap="simple" style:vertical-align="auto">
        <style:tab-stops>
          <style:tab-stop style:position="0.5835in"/>
        </style:tab-stops>
      </style:paragraph-properties>
    </style:style>
    <style:style style:name="P194" style:family="paragraph" style:parent-style-name="Standard" style:list-style-name="WW8Num2">
      <style:paragraph-properties fo:margin-left="0.5835in" fo:margin-right="3.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5" style:family="paragraph" style:parent-style-name="Standard" style:list-style-name="WW8Num2">
      <style:paragraph-properties fo:margin-left="0.5835in" fo:margin-right="2.861in" fo:margin-top="0in" fo:margin-bottom="0in" fo:line-height="147%"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6" style:family="paragraph" style:parent-style-name="Standard" style:list-style-name="WW8Num2">
      <style:paragraph-properties fo:margin-left="0.5835in" fo:margin-right="2.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7" style:family="paragraph" style:parent-style-name="Standard" style:list-style-name="WW8Num3">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8" style:family="paragraph" style:parent-style-name="Standard" style:list-style-name="WW8Num4">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9" style:family="paragraph" style:parent-style-name="Standard" style:list-style-name="WW8Num6">
      <style:paragraph-properties fo:margin-left="0.5835in" fo:margin-right="0in" fo:line-height="0.1953in" fo:text-align="justify" style:justify-single-word="false" fo:text-indent="-0.25in" style:auto-text-indent="false" style:punctuation-wrap="simple" style:vertical-align="auto">
        <style:tab-stops>
          <style:tab-stop style:position="0.5835in"/>
        </style:tab-stops>
      </style:paragraph-properties>
    </style:style>
    <style:style style:name="P200" style:family="paragraph" style:parent-style-name="Standard" style:list-style-name="WW8Num2">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1" style:family="paragraph" style:parent-style-name="Standard" style:list-style-name="WW8Num5">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2" style:family="paragraph" style:parent-style-name="Standard" style:list-style-name="WW8Num6">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3" style:family="paragraph" style:parent-style-name="Standard" style:list-style-name="WW8Num3">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4" style:family="paragraph" style:parent-style-name="Standard" style:list-style-name="WW8Num4">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5" style:family="paragraph" style:parent-style-name="Standard" style:list-style-name="WW8Num5">
      <style:paragraph-properties fo:margin-left="0.5835in" fo:margin-right="3.028in" fo:line-height="155%" fo:text-align="justify" style:justify-single-word="false" fo:text-indent="-0.25in" style:auto-text-indent="false" style:punctuation-wrap="simple" style:vertical-align="auto">
        <style:tab-stops>
          <style:tab-stop style:position="0.5835in"/>
        </style:tab-stops>
      </style:paragraph-properties>
    </style:style>
    <style:style style:name="P206" style:family="paragraph" style:parent-style-name="Standard" style:list-style-name="WW8Num5">
      <style:paragraph-properties fo:margin-left="0.5835in" fo:margin-right="1.8055in" fo:margin-top="0in" fo:margin-bottom="0in" fo:line-height="132%"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7" style:family="paragraph" style:parent-style-name="Standard">
      <style:paragraph-properties fo:margin-left="0.0835in" fo:margin-right="1.9307in" fo:margin-top="0in" fo:margin-bottom="0in" fo:line-height="12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08" style:family="paragraph" style:parent-style-name="Standard">
      <style:paragraph-properties fo:margin-left="2.722in" fo:margin-right="0in" style:line-height-at-least="0.139in" fo:text-indent="0in" style:auto-text-indent="false"/>
    </style:style>
    <style:style style:name="P209" style:family="paragraph" style:parent-style-name="Standard">
      <style:paragraph-properties fo:margin-left="1.72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0" style:family="paragraph" style:parent-style-name="Standard">
      <style:paragraph-properties fo:margin-left="1.4307in" fo:margin-right="4.2638in" fo:margin-top="0in" fo:margin-bottom="0in" fo:line-height="98%" fo:text-align="start" style:justify-single-word="false" fo:keep-together="auto" fo:hyphenation-ladder-count="no-limit" fo:text-indent="0.1752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1" style:family="paragraph" style:parent-style-name="Standard">
      <style:paragraph-properties fo:margin-left="1.139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2" style:family="paragraph" style:parent-style-name="Standard">
      <style:paragraph-properties fo:margin-left="1.305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3" style:family="paragraph" style:parent-style-name="Standard">
      <style:paragraph-properties fo:margin-left="1.139in" fo:margin-right="3.8472in" fo:margin-top="0in" fo:margin-bottom="0in" fo:line-height="100%" fo:text-align="center"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4" style:family="paragraph" style:parent-style-name="Standard">
      <style:paragraph-properties fo:margin-left="1.2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5" style:family="paragraph" style:parent-style-name="Standard">
      <style:paragraph-properties fo:margin-left="1.25in" fo:margin-right="3.2638in" fo:margin-top="0in" fo:margin-bottom="0in" fo:line-height="98%" fo:text-align="start" style:justify-single-word="false" fo:keep-together="auto" fo:hyphenation-ladder-count="no-limit" fo:text-indent="0.2917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6" style:family="paragraph" style:parent-style-name="Standard">
      <style:paragraph-properties fo:margin-left="1.361in" fo:margin-right="3.4445in" fo:margin-top="0in" fo:margin-bottom="0in" fo:line-height="98%" fo:text-align="start" style:justify-single-word="false" fo:keep-together="auto" fo:hyphenation-ladder-count="no-limit" fo:text-indent="0.3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7" style:family="paragraph" style:parent-style-name="Standard">
      <style:paragraph-properties fo:margin-left="1.486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8" style:family="paragraph" style:parent-style-name="Standard">
      <style:paragraph-properties fo:margin-left="1.0693in" fo:margin-right="3.028in" fo:margin-top="0in" fo:margin-bottom="0in" fo:line-height="115%" fo:text-align="start" style:justify-single-word="false" fo:keep-together="auto" fo:hyphenation-ladder-count="no-limit" fo:text-indent="0.4083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9" style:family="paragraph" style:parent-style-name="Standard">
      <style:paragraph-properties fo:margin-left="0in" fo:margin-right="0.0417in" fo:margin-top="0in" fo:margin-bottom="0in" fo:line-height="177%"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0" style:family="paragraph" style:parent-style-name="Standard">
      <style:paragraph-properties fo:margin-left="0.0835in" fo:margin-right="3.389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1" style:family="paragraph" style:parent-style-name="Standard">
      <style:paragraph-properties fo:line-height="0.1953in" fo:break-before="column"/>
    </style:style>
    <style:style style:name="P222" style:family="paragraph" style:parent-style-name="Standard">
      <style:paragraph-properties fo:margin-left="0.0138in" fo:margin-right="0in" style:line-height-at-least="0.139in" fo:text-indent="0in" style:auto-text-indent="false"/>
    </style:style>
    <style:style style:name="P223" style:family="paragraph" style:parent-style-name="Standard">
      <style:paragraph-properties fo:margin-left="0.0835in" fo:margin-right="1.80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4" style:family="paragraph" style:parent-style-name="Standard">
      <style:paragraph-properties fo:margin-left="0.0835in" fo:margin-right="0.3472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5" style:family="paragraph" style:parent-style-name="Standard">
      <style:paragraph-properties fo:margin-left="0.0835in" fo:margin-right="0.0835in" fo:margin-top="0in" fo:margin-bottom="0in" fo:line-height="105%"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6" style:family="paragraph" style:parent-style-name="Standard">
      <style:paragraph-properties fo:margin-left="0.0835in" fo:margin-right="0.0835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7" style:family="paragraph" style:parent-style-name="Standard">
      <style:paragraph-properties fo:margin-left="0.0835in" fo:margin-right="0.1807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8" style:family="paragraph" style:parent-style-name="Standard">
      <style:paragraph-properties fo:margin-left="0.0835in" fo:margin-right="0.111in" fo:margin-top="0in" fo:margin-bottom="0in" fo:line-height="102%"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9" style:family="paragraph" style:parent-style-name="Standard">
      <style:paragraph-properties fo:margin-left="0.0835in" fo:margin-right="0.111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0" style:family="paragraph" style:parent-style-name="Standard">
      <style:paragraph-properties fo:margin-left="0.0835in" fo:margin-right="2.86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1" style:family="paragraph" style:parent-style-name="Standard">
      <style:paragraph-properties fo:margin-left="0.0835in" fo:margin-right="4.72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2" style:family="paragraph" style:parent-style-name="Standard">
      <style:paragraph-properties fo:margin-left="0.3335in" fo:margin-right="4.611in" fo:line-height="117%" fo:text-indent="-0.25in" style:auto-text-indent="false" style:punctuation-wrap="simple"/>
    </style:style>
    <style:style style:name="P233" style:family="paragraph" style:parent-style-name="Standard">
      <style:paragraph-properties fo:margin-left="0.3335in" fo:margin-right="4.1665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4" style:family="paragraph" style:parent-style-name="Standard">
      <style:paragraph-properties fo:margin-left="0.3335in" fo:margin-right="3.528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5" style:family="paragraph" style:parent-style-name="Standard">
      <style:paragraph-properties fo:margin-left="0.0835in" fo:margin-right="0.5835in" fo:margin-top="0in" fo:margin-bottom="0in" style:line-height-at-least="0.139in"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6" style:family="paragraph" style:parent-style-name="Standard">
      <style:paragraph-properties fo:margin-left="0.8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7" style:family="paragraph" style:parent-style-name="Standard">
      <style:paragraph-properties fo:margin-left="0.8335in" fo:margin-right="1.4028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8" style:family="paragraph" style:parent-style-name="Standard">
      <style:paragraph-properties fo:margin-left="2.916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9" style:family="paragraph" style:parent-style-name="Standard">
      <style:paragraph-properties fo:margin-left="0.0835in" fo:margin-right="0.611in" fo:margin-top="0in" fo:margin-bottom="0in" fo:line-height="98%" fo:text-align="start" style:justify-single-word="false" fo:keep-together="auto" fo:hyphenation-ladder-count="no-limit" fo:text-indent="0.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0" style:family="paragraph" style:parent-style-name="Standard">
      <style:paragraph-properties fo:margin-left="0.5835in" fo:margin-right="2.2362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1" style:family="paragraph" style:parent-style-name="Standard">
      <style:paragraph-properties fo:margin-left="0.0835in" fo:margin-right="5.0138in" fo:margin-top="0in" fo:margin-bottom="0in" fo:line-height="101%"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2" style:family="paragraph" style:parent-style-name="Standard">
      <style:paragraph-properties fo:margin-left="0in" fo:margin-right="0in" fo:line-height="177%" fo:text-indent="0.0008in" style:auto-text-indent="false" style:punctuation-wrap="simple"/>
    </style:style>
    <style:style style:name="P243" style:family="paragraph" style:parent-style-name="Standard">
      <style:paragraph-properties fo:margin-left="0in" fo:margin-right="0in" fo:margin-top="0in" fo:margin-bottom="0in" fo:line-height="148%"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4" style:family="paragraph" style:parent-style-name="Standard">
      <style:paragraph-properties fo:margin-left="0in" fo:margin-right="0in" fo:margin-top="0in" fo:margin-bottom="0in" fo:line-height="155%"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5" style:family="paragraph" style:parent-style-name="Standard">
      <style:paragraph-properties fo:margin-left="0.0835in" fo:margin-right="3.61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6" style:family="paragraph" style:parent-style-name="Standard">
      <style:paragraph-properties fo:margin-left="0.75in" fo:margin-right="1.9862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7" style:family="paragraph" style:parent-style-name="Standard">
      <style:paragraph-properties fo:margin-left="0.0835in" fo:margin-right="3.028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8" style:family="paragraph" style:parent-style-name="Standard">
      <style:paragraph-properties fo:margin-left="0.75in" fo:margin-right="1.111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9" style:family="paragraph" style:parent-style-name="Standard">
      <style:paragraph-properties fo:margin-left="0in" fo:margin-right="0.7154in" fo:line-height="0.1984in" fo:text-align="end" style:justify-single-word="false" fo:text-indent="0in" style:auto-text-indent="false" style:snap-to-layout-grid="false"/>
    </style:style>
    <style:style style:name="P250" style:family="paragraph" style:parent-style-name="Standard">
      <style:paragraph-properties fo:margin-left="0in" fo:margin-right="0.0071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1" style:family="paragraph" style:parent-style-name="Standard">
      <style:paragraph-properties fo:margin-left="0in" fo:margin-right="0.007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2" style:family="paragraph" style:parent-style-name="Standard">
      <style:paragraph-properties fo:margin-left="0in" fo:margin-right="0.826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3" style:family="paragraph" style:parent-style-name="Standard">
      <style:paragraph-properties fo:margin-left="0in" fo:margin-right="0.826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4" style:family="paragraph" style:parent-style-name="Standard">
      <style:paragraph-properties fo:margin-left="0in" fo:margin-right="1.701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5" style:family="paragraph" style:parent-style-name="Standard">
      <style:paragraph-properties fo:margin-left="0in" fo:margin-right="1.701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6" style:family="paragraph" style:parent-style-name="Standard">
      <style:paragraph-properties fo:margin-left="0in" fo:margin-right="1.812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7" style:family="paragraph" style:parent-style-name="Standard">
      <style:paragraph-properties fo:margin-left="0in" fo:margin-right="1.812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8" style:family="paragraph" style:parent-style-name="Standard">
      <style:paragraph-properties fo:margin-left="0in" fo:margin-right="1.229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9" style:family="paragraph" style:parent-style-name="Standard">
      <style:paragraph-properties fo:margin-left="0in" fo:margin-right="0.3264in" fo:line-height="0.102in" fo:text-align="end" style:justify-single-word="false" fo:text-indent="0in" style:auto-text-indent="false" style:snap-to-layout-grid="false"/>
    </style:style>
    <style:style style:name="P260" style:family="paragraph" style:parent-style-name="Standard">
      <style:paragraph-properties fo:margin-left="0in" fo:margin-right="0.270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1" style:family="paragraph" style:parent-style-name="Standard">
      <style:paragraph-properties fo:margin-left="0in" fo:margin-right="0.270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2" style:family="paragraph" style:parent-style-name="Standard">
      <style:paragraph-properties fo:margin-left="0.9583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3" style:family="paragraph" style:parent-style-name="Standard">
      <style:paragraph-properties fo:margin-left="1.889in" fo:margin-right="0in" style:line-height-at-least="0.139in" fo:text-indent="0in" style:auto-text-indent="false"/>
    </style:style>
    <style:style style:name="P264" style:family="paragraph" style:parent-style-name="Standard">
      <style:paragraph-properties fo:margin-left="1.652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5" style:family="paragraph" style:parent-style-name="Standard">
      <style:paragraph-properties fo:margin-left="2.013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6" style:family="paragraph" style:parent-style-name="Standard" style:list-style-name="WW8Num7">
      <style:paragraph-properties fo:margin-left="0.5in" fo:margin-right="0in" fo:line-height="0.052in" fo:text-align="justify" style:justify-single-word="false" fo:text-indent="-0.25in" style:auto-text-indent="false" style:punctuation-wrap="simple" style:vertical-align="auto">
        <style:tab-stops>
          <style:tab-stop style:position="0.5in"/>
        </style:tab-stops>
      </style:paragraph-properties>
    </style:style>
    <style:style style:name="P267" style:family="paragraph" style:parent-style-name="Standard" style:list-style-name="WW8Num7">
      <style:paragraph-properties fo:margin-left="0.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in"/>
        </style:tab-stops>
        <style:background-image/>
      </style:paragraph-properties>
      <style:text-properties fo:hyphenate="false" fo:hyphenation-remain-char-count="2" fo:hyphenation-push-char-count="2"/>
    </style:style>
    <style:style style:name="P268" style:family="paragraph" style:parent-style-name="Standard">
      <style:paragraph-properties fo:margin-left="0in" fo:margin-right="0.1874in" style:line-height-at-least="0.139in" fo:text-align="end" style:justify-single-word="false" fo:text-indent="0in" style:auto-text-indent="false" style:snap-to-layout-grid="false"/>
    </style:style>
    <style:style style:name="P269" style:family="paragraph" style:parent-style-name="Standard">
      <style:paragraph-properties fo:margin-left="0in" fo:margin-right="0.1319in" style:line-height-at-least="0.139in" fo:text-align="end" style:justify-single-word="false" fo:text-indent="0in" style:auto-text-indent="false" style:snap-to-layout-grid="false"/>
    </style:style>
    <style:style style:name="P270" style:family="paragraph" style:parent-style-name="Standard">
      <style:paragraph-properties fo:margin-left="0in" fo:margin-right="0.1319in" fo:line-height="0.089in" fo:text-align="end" style:justify-single-word="false" fo:text-indent="0in" style:auto-text-indent="false" style:snap-to-layout-grid="false"/>
    </style:style>
    <style:style style:name="P271" style:family="paragraph" style:parent-style-name="Standard">
      <style:paragraph-properties fo:margin-left="0in" fo:margin-right="0.131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2" style:family="paragraph" style:parent-style-name="Standard">
      <style:paragraph-properties fo:margin-left="0in" fo:margin-right="0.131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3" style:family="paragraph" style:parent-style-name="Standard">
      <style:paragraph-properties fo:margin-left="0.1665in" fo:margin-right="0in" style:line-height-at-least="0.139in" fo:text-indent="0in" style:auto-text-indent="false" style:snap-to-layout-grid="false"/>
    </style:style>
    <style:style style:name="P274" style:family="paragraph" style:parent-style-name="Standard">
      <style:paragraph-properties fo:margin-left="0.2362in" fo:margin-right="0in" style:line-height-at-least="0.139in" fo:text-indent="0in" style:auto-text-indent="false" style:snap-to-layout-grid="false"/>
    </style:style>
    <style:style style:name="P275" style:family="paragraph" style:parent-style-name="Standard">
      <style:paragraph-properties fo:margin-left="0in" fo:margin-right="0.1043in" fo:line-height="0.089in" fo:text-align="end" style:justify-single-word="false" fo:text-indent="0in" style:auto-text-indent="false" style:snap-to-layout-grid="false"/>
    </style:style>
    <style:style style:name="P276" style:family="paragraph" style:parent-style-name="Standard">
      <style:paragraph-properties fo:margin-left="0in" fo:margin-right="0.1043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7" style:family="paragraph" style:parent-style-name="Standard">
      <style:paragraph-properties fo:margin-left="0in" fo:margin-right="0.1043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8" style:family="paragraph" style:parent-style-name="Standard">
      <style:paragraph-properties fo:margin-left="0.139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9" style:family="paragraph" style:parent-style-name="Standard">
      <style:paragraph-properties fo:margin-left="0.139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0" style:family="paragraph" style:parent-style-name="Standard">
      <style:paragraph-properties fo:margin-left="0.139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1" style:family="paragraph" style:parent-style-name="Standard">
      <style:paragraph-properties fo:margin-left="0in" fo:margin-right="0.0346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2" style:family="paragraph" style:parent-style-name="Standard">
      <style:paragraph-properties fo:margin-left="0in" fo:margin-right="0.034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3" style:family="paragraph" style:parent-style-name="Standard">
      <style:paragraph-properties fo:margin-left="0in" fo:margin-right="0.034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4" style:family="paragraph" style:parent-style-name="Standard">
      <style:paragraph-properties fo:margin-left="0in" fo:margin-right="0.04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5" style:family="paragraph" style:parent-style-name="Standard">
      <style:paragraph-properties fo:margin-left="0in" fo:margin-right="0.04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6" style:family="paragraph" style:parent-style-name="Standard">
      <style:paragraph-properties fo:margin-left="0in" fo:margin-right="0.04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7" style:family="paragraph" style:parent-style-name="Standard">
      <style:paragraph-properties fo:margin-left="0.028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8" style:family="paragraph" style:parent-style-name="Standard">
      <style:paragraph-properties fo:margin-left="0.028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9" style:family="paragraph" style:parent-style-name="Standard">
      <style:paragraph-properties fo:margin-left="0.028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0" style:family="paragraph" style:parent-style-name="Standard">
      <style:paragraph-properties fo:margin-left="2.8335in" fo:margin-right="0in" fo:margin-top="0in" fo:margin-bottom="0in" fo:line-height="96%"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91" style:family="paragraph" style:parent-style-name="Standard">
      <style:paragraph-properties fo:margin-left="0in" fo:margin-right="2.4929in" style:line-height-at-least="0.139in" fo:text-align="end" style:justify-single-word="false" fo:text-indent="0in" style:auto-text-indent="false" style:snap-to-layout-grid="false"/>
    </style:style>
    <style:style style:name="P292" style:family="paragraph" style:parent-style-name="Standard">
      <style:paragraph-properties fo:margin-left="0in" fo:margin-right="0.0902in" style:line-height-at-least="0.139in" fo:text-align="end" style:justify-single-word="false" fo:text-indent="0in" style:auto-text-indent="false" style:snap-to-layout-grid="false"/>
    </style:style>
    <style:style style:name="P293" style:family="paragraph" style:parent-style-name="Standard">
      <style:paragraph-properties fo:margin-left="0.1528in" fo:margin-right="0in" style:line-height-at-least="0.139in" fo:text-indent="0in" style:auto-text-indent="false" style:snap-to-layout-grid="false"/>
    </style:style>
    <style:style style:name="P294" style:family="paragraph" style:parent-style-name="Standard">
      <style:paragraph-properties fo:margin-left="0.0626in" fo:margin-right="0in" style:line-height-at-least="0.139in" fo:text-align="center" style:justify-single-word="false" fo:text-indent="0in" style:auto-text-indent="false" style:snap-to-layout-grid="false"/>
    </style:style>
    <style:style style:name="P295" style:family="paragraph" style:parent-style-name="Standard">
      <style:paragraph-properties fo:margin-left="0.0764in" fo:margin-right="0in" style:line-height-at-least="0.139in" fo:text-align="center" style:justify-single-word="false" fo:text-indent="0in" style:auto-text-indent="false" style:snap-to-layout-grid="false"/>
    </style:style>
    <style:style style:name="P296" style:family="paragraph" style:parent-style-name="Standard">
      <style:paragraph-properties fo:margin-left="0in" fo:margin-right="0.29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7" style:family="paragraph" style:parent-style-name="Standard">
      <style:paragraph-properties fo:margin-left="0in" fo:margin-right="0.29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8" style:family="paragraph" style:parent-style-name="Standard">
      <style:paragraph-properties fo:margin-left="0in" fo:margin-right="0.29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9" style:family="paragraph" style:parent-style-name="Standard">
      <style:paragraph-properties fo:margin-left="0in" fo:margin-right="0.130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0" style:family="paragraph" style:parent-style-name="Standard">
      <style:paragraph-properties fo:margin-left="0in" fo:margin-right="0.130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1" style:family="paragraph" style:parent-style-name="Standard">
      <style:paragraph-properties fo:margin-left="0in" fo:margin-right="0.130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2" style:family="paragraph" style:parent-style-name="Standard">
      <style:paragraph-properties fo:margin-left="0in" fo:margin-right="0.215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3" style:family="paragraph" style:parent-style-name="Standard">
      <style:paragraph-properties fo:margin-left="0in" fo:margin-right="0.215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4" style:family="paragraph" style:parent-style-name="Standard">
      <style:paragraph-properties fo:margin-left="0in" fo:margin-right="0.215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5" style:family="paragraph" style:parent-style-name="Standard">
      <style:paragraph-properties fo:margin-left="0in" fo:margin-right="0.145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6" style:family="paragraph" style:parent-style-name="Standard">
      <style:paragraph-properties fo:margin-left="0in" fo:margin-right="0.145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7" style:family="paragraph" style:parent-style-name="Standard">
      <style:paragraph-properties fo:margin-left="0in" fo:margin-right="0.145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8" style:family="paragraph" style:parent-style-name="Standard">
      <style:paragraph-properties fo:margin-left="0in" fo:margin-right="0.6445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9" style:family="paragraph" style:parent-style-name="Standard">
      <style:paragraph-properties fo:margin-left="0in" fo:margin-right="0.3681in" fo:line-height="0.1402in" fo:text-align="end" style:justify-single-word="false" fo:text-indent="0in" style:auto-text-indent="false" style:snap-to-layout-grid="false"/>
    </style:style>
    <style:style style:name="P310" style:family="paragraph" style:parent-style-name="Standard" style:master-page-name="Convert_20_12">
      <style:paragraph-properties fo:margin-left="2.6528in" fo:margin-right="0in" fo:margin-top="0in" fo:margin-bottom="0in" style:line-height-at-least="0.139in" fo:text-align="start" style:justify-single-word="false" fo:keep-together="auto" fo:hyphenation-ladder-count="no-limit" fo:text-indent="0in" style:auto-text-indent="false"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T1" style:family="text">
      <style:text-properties fo:color="#000000" style:font-name="Arial1" fo:font-size="18pt" style:font-name-asian="Arial1" style:font-size-asian="18pt" style:font-name-complex="Arial1" style:font-size-complex="18pt"/>
    </style:style>
    <style:style style:name="T2" style:family="text">
      <style:text-properties fo:color="#000000" fo:language="en" fo:country="US" fo:font-weight="normal" style:language-asian="zh" style:country-asian="CN" style:font-weight-asian="normal" style:language-complex="hi" style:country-complex="IN" style:font-weight-complex="normal"/>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style:font-size-asian="18pt"/>
    </style:style>
    <style:style style:name="T6" style:family="text">
      <style:text-properties style:font-size-complex="18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style:font-name="Courier New" fo:font-weight="normal" style:font-weight-asian="normal" style:font-weight-complex="normal"/>
    </style:style>
    <style:style style:name="T10"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11" style:family="text">
      <style:text-properties style:font-name="Times New Roman"/>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language="en" fo:country="US" fo:font-weight="bold" style:language-asian="zh" style:country-asian="CN" style:font-weight-asian="bold" style:language-complex="hi" style:country-complex="IN" style:font-weight-complex="bold"/>
    </style:style>
    <style:style style:name="T18" style:family="text">
      <style:text-properties fo:language="en" fo:country="US" style:language-asian="zh" style:country-asian="CN" style:language-complex="hi" style:country-complex="IN"/>
    </style:style>
    <style:style style:name="T19" style:family="text">
      <style:text-properties fo:language="en" fo:country="US" fo:font-weight="normal" style:language-asian="zh" style:country-asian="CN" style:font-weight-asian="normal" style:language-complex="hi" style:country-complex="IN" style:font-weight-complex="normal"/>
    </style:style>
    <style:style style:name="T20" style:family="text">
      <style:text-properties style:language-asian="zh" style:country-asian="CN"/>
    </style:style>
    <style:style style:name="T21" style:family="text">
      <style:text-properties style:language-complex="hi" style:country-complex="IN"/>
    </style:style>
    <style:style style:name="T22" style:family="text">
      <style:text-properties fo:font-size="10pt" style:font-size-asian="10pt" style:font-size-complex="10pt"/>
    </style:style>
    <style:style style:name="T23" style:family="text">
      <style:text-properties fo:font-size="10pt" fo:language="en" fo:country="US" style:font-size-asian="10pt" style:language-asian="zh" style:country-asian="CN" style:font-size-complex="10pt" style:language-complex="hi" style:country-complex="IN"/>
    </style:style>
    <style:style style:name="T24"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25"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bold" style:letter-kerning="true" fo:background-color="transparent"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text:display="true"/>
    </style:style>
    <style:style style:name="T26" style:family="text">
      <style:text-properties fo:font-variant="normal" fo:text-transform="none" style:use-window-font-color="true" style:text-outline="false" style:text-line-through-style="none" style:text-position="0% 100%" style:font-name="Arial1" fo:font-size="9pt" fo:letter-spacing="normal" fo:language="en" fo:country="US" fo:font-style="italic" fo:text-shadow="none" style:text-underline-style="none" fo:font-weight="normal" style:letter-kerning="true" fo:background-color="transparent" style:font-name-asian="Arial1" style:font-size-asian="9pt" style:language-asian="zh" style:country-asian="CN" style:font-style-asian="italic" style:font-weight-asian="normal" style:font-name-complex="Arial1" style:font-size-complex="9pt" style:language-complex="hi" style:country-complex="IN" style:font-style-complex="italic" style:font-weight-complex="normal" style:text-emphasize="none" style:text-scale="100%" text:display="true"/>
    </style:style>
    <style:style style:name="T27" style:family="text">
      <style:text-properties fo:font-variant="normal" fo:text-transform="none" style:use-window-font-color="true" style:text-outline="false" style:text-line-through-styl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text-scale="100%" text:display="true"/>
    </style:style>
    <style:style style:name="T28"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29"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5%" text:display="true"/>
    </style:style>
    <style:style style:name="T30"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4%" text:display="true"/>
    </style:style>
    <style:style style:name="T31"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7%" text:display="true"/>
    </style:style>
    <style:style style:name="T32"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8%" text:display="true"/>
    </style:style>
    <style:style style:name="T33"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6%" text:display="true"/>
    </style:style>
    <style:style style:name="T34"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9%" text:display="true"/>
    </style:style>
    <style:style style:name="T35" style:family="text">
      <style:text-properties fo:font-variant="normal" fo:text-transform="none" style:use-window-font-color="true" style:text-outline="false" style:text-line-through-style="none" style:text-position="0% 100%" style:font-name="Arial1" fo:font-size="10pt" fo:letter-spacing="normal" fo:language="en" fo:country="US" fo:font-style="normal" fo:text-shadow="none" style:text-underline-style="none" fo:font-weight="bold" style:letter-kerning="true" fo:background-color="transparent"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text:display="true"/>
    </style:style>
    <style:style style:name="T36" style:family="text">
      <style:text-properties fo:font-variant="normal" fo:text-transform="none" style:use-window-font-color="true" style:text-outline="false" style:text-line-through-style="none" style:text-position="0% 100%" style:font-name="Arial1" fo:font-size="8.5pt" fo:letter-spacing="normal" fo:language="en" fo:country="US" fo:font-style="normal" fo:text-shadow="none" style:text-underline-style="none" fo:font-weight="normal" style:letter-kerning="true" fo:background-color="transparent" style:font-name-asian="Arial1" style:font-size-asian="8.5pt" style:language-asian="zh" style:country-asian="CN" style:font-style-asian="normal" style:font-weight-asian="normal" style:font-name-complex="Arial1" style:font-size-complex="8.5pt" style:language-complex="hi" style:country-complex="IN" style:font-style-complex="normal" style:font-weight-complex="normal" style:text-emphasize="none" style:text-scale="100%" text:display="true"/>
    </style:style>
    <style:style style:name="T37" style:family="text">
      <style:text-properties fo:font-variant="normal" fo:text-transform="none" style:use-window-font-color="true" style:text-outline="false" style:text-line-through-style="none" style:text-position="0% 100%" style:font-name="Arial1" fo:font-size="5.5pt" fo:letter-spacing="normal" fo:language="en" fo:country="US" fo:font-style="normal" fo:text-shadow="none" style:text-underline-style="none" fo:font-weight="normal" style:letter-kerning="true" fo:background-color="transparent" style:font-name-asian="Arial1" style:font-size-asian="5.5pt" style:language-asian="zh" style:country-asian="CN" style:font-style-asian="normal" style:font-weight-asian="normal" style:font-name-complex="Arial1" style:font-size-complex="5.5pt" style:language-complex="hi" style:country-complex="IN" style:font-style-complex="normal" style:font-weight-complex="normal" style:text-emphasize="none" style:text-scale="73%" text:display="true"/>
    </style:style>
    <style:style style:name="T38" style:family="text">
      <style:text-properties fo:font-variant="normal" fo:text-transform="none" style:use-window-font-color="true" style:text-outline="false" style:text-line-through-style="none" style:text-position="0% 100%" style:font-name="Arial1" fo:font-size="0.5pt" fo:letter-spacing="normal" fo:language="en" fo:country="US" fo:font-style="normal" fo:text-shadow="none" style:text-underline-style="none" fo:font-weight="normal" style:letter-kerning="true" fo:background-color="transparent" style:font-name-asian="Arial1" style:font-size-asian="0.5pt" style:language-asian="zh" style:country-asian="CN" style:font-style-asian="normal" style:font-weight-asian="normal" style:font-name-complex="Arial1" style:font-size-complex="0.5pt" style:language-complex="hi" style:country-complex="IN" style:font-style-complex="normal" style:font-weight-complex="normal" style:text-emphasize="none" style:text-scale="100%" text:display="true"/>
    </style:style>
    <style:style style:name="T39" style:family="text">
      <style:text-properties fo:font-variant="normal" fo:text-transform="none" style:use-window-font-color="true" style:text-outline="false" style:text-line-through-style="none" style:text-position="0% 100%" style:font-name="Arial1" fo:font-size="2pt" fo:letter-spacing="normal" fo:language="en" fo:country="US" fo:font-style="normal" fo:text-shadow="none" style:text-underline-style="none" fo:font-weight="normal" style:letter-kerning="true" fo:background-color="transparent" style:font-name-asian="Arial1" style:font-size-asian="2pt" style:language-asian="zh" style:country-asian="CN" style:font-style-asian="normal" style:font-weight-asian="normal" style:font-name-complex="Arial1" style:font-size-complex="2pt" style:language-complex="hi" style:country-complex="IN" style:font-style-complex="normal" style:font-weight-complex="normal" style:text-emphasize="none" style:text-scale="79%" text:display="true"/>
    </style:style>
    <style:style style:name="T40" style:family="text">
      <style:text-properties fo:font-variant="normal" fo:text-transform="none" style:use-window-font-color="true" style:text-outline="false" style:text-line-through-style="none" style:text-position="0% 100%" style:font-name="Arial1" fo:font-size="1.5pt" fo:letter-spacing="normal" fo:language="en" fo:country="US" fo:font-style="normal" fo:text-shadow="none" style:text-underline-style="none" fo:font-weight="normal" style:letter-kerning="true"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84%" text:display="true"/>
    </style:style>
    <style:style style:name="T41" style:family="text">
      <style:text-properties fo:font-variant="normal" fo:text-transform="none" style:use-window-font-color="true" style:text-outline="false" style:text-line-through-style="none" style:text-position="0% 100%" style:font-name="Times New Roman1" fo:font-size="12pt" fo:letter-spacing="normal" fo:language="en" fo:country="US" fo:font-style="normal" fo:text-shadow="none" style:text-underline-style="none" fo:font-weight="normal"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text:display="true"/>
    </style:style>
    <style:style style:name="T42" style:family="text">
      <style:text-properties fo:font-variant="normal" fo:text-transform="none" style:text-line-through-style="none" style:text-position="0% 100%" fo:font-size="9pt" fo:language="en" fo:country="US" style:font-size-asian="9pt"/>
    </style:style>
    <style:style style:name="T43" style:family="text">
      <style:text-properties fo:font-variant="normal" fo:text-transform="none" style:text-line-through-style="none" style:text-position="0% 100%" fo:font-size="7pt" fo:language="en" fo:country="US" style:font-size-asian="7pt"/>
    </style:style>
    <style:style style:name="T44" style:family="text">
      <style:text-properties fo:font-variant="normal" fo:text-transform="none" style:text-line-through-style="none" style:text-position="0% 100%" fo:font-size="12pt" fo:language="en" fo:country="US" style:font-size-asian="12pt"/>
    </style:style>
    <style:style style:name="T45" style:family="text">
      <style:text-properties fo:font-variant="normal" fo:text-transform="none" fo:color="#4e4e4e" style:text-outline="false" style:text-line-through-style="none" style:text-position="0% 100%" style:font-name="Courier New1" fo:font-size="9pt" fo:letter-spacing="normal" fo:language="en" fo:country="US" fo:font-style="italic" fo:text-shadow="none" style:text-underline-style="none" fo:font-weight="bold" style:letter-kerning="true" fo:background-color="transparent" style:font-name-asian="Courier New1" style:font-size-asian="9pt" style:language-asian="zh" style:country-asian="CN" style:font-style-asian="italic" style:font-weight-asian="bold" style:font-name-complex="Courier New1" style:font-size-complex="9pt" style:language-complex="hi" style:country-complex="IN" style:font-style-complex="italic" style:font-weight-complex="bold" style:text-emphasize="none" style:text-scale="100%" text:display="true"/>
    </style:style>
    <style:style style:name="T46" style:family="text">
      <style:text-properties fo:font-variant="normal" fo:text-transform="none" fo:color="#4e4e4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47" style:family="text">
      <style:text-properties fo:font-variant="normal" fo:text-transform="none" fo:color="#000099" style:text-outline="false" style:text-line-through-style="none" style:text-position="0% 100%" style:font-name="Arial1" fo:font-size="7pt" fo:letter-spacing="normal" fo:language="en" fo:country="US" fo:font-style="normal" fo:text-shadow="none" style:text-underline-style="solid" style:text-underline-width="auto" style:text-underline-color="font-color"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8" style:family="text">
      <style:text-properties fo:font-variant="normal" fo:text-transform="none" fo:color="#b8561a"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9"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50" style:family="text">
      <style:text-properties fo:font-variant="normal" fo:text-transform="none" style:text-outline="false" style:text-line-through-style="none" style:text-position="0% 100%" style:font-name="Arial1" fo:font-size="9pt" fo:letter-spacing="normal" fo:font-style="normal" fo:text-shadow="none" fo:font-weight="normal" style:letter-kerning="true" fo:background-color="transparent" style:font-name-asian="Arial1" style:font-size-asian="9pt" style:font-style-asian="normal" style:font-weight-asian="normal" style:font-name-complex="Arial1" style:font-size-complex="9pt" style:font-style-complex="normal" style:font-weight-complex="normal" style:text-emphasize="none" style:text-scale="100%" text:display="true"/>
    </style:style>
    <style:style style:name="T51" style:family="text">
      <style:text-properties fo:font-variant="normal" fo:text-transform="none" fo:color="#616973" style:text-outline="false" style:text-line-through-styl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text:display="true"/>
    </style:style>
    <style:style style:name="T52" style:family="text">
      <style:text-properties fo:color="#ff0000"/>
    </style:style>
    <style:style style:name="T53" style:family="text">
      <style:text-properties fo:color="#ff0000" fo:language="en" fo:country="US" fo:font-weight="normal" style:language-asian="zh" style:country-asian="CN" style:font-weight-asian="normal" style:language-complex="hi" style:country-complex="IN" style:font-weight-complex="normal"/>
    </style:style>
    <style:style style:name="T54" style:family="text">
      <style:text-properties fo:color="#ff0000" fo:language="en" fo:country="US" style:language-asian="zh" style:country-asian="CN" style:language-complex="hi" style:country-complex="IN"/>
    </style:style>
    <style:style style:name="T55" style:family="text">
      <style:text-properties fo:color="#ff0000" fo:language="en" fo:country="US" fo:font-weight="bold" style:language-asian="zh" style:country-asian="CN" style:font-weight-asian="bold" style:language-complex="hi" style:country-complex="IN" style:font-weight-complex="bold"/>
    </style:style>
    <style:style style:name="T56" style:family="text">
      <style:text-properties fo:color="#ff0000" fo:font-weight="normal" style:font-weight-asian="normal" style:font-weight-complex="normal"/>
    </style:style>
    <style:style style:name="T57" style:family="text">
      <style:text-properties style:font-name="Courier New2" fo:font-weight="normal" style:font-weight-asian="normal" style:font-weight-complex="normal"/>
    </style:style>
    <style:style style:name="T58" style:family="text">
      <style:text-properties style:font-name="Times New Roman" fo:font-weight="normal" style:font-weight-asian="normal" style:font-weight-complex="normal"/>
    </style:style>
    <style:style style:name="T59" style:family="text">
      <style:text-properties style:font-name="Monospace" fo:font-size="10pt" style:font-name-asian="Monospace" style:font-size-asian="10pt" style:font-name-complex="Monospace" style:font-size-complex="10pt"/>
    </style:style>
    <style:style style:name="T60" style:family="text">
      <style:text-properties fo:color="#2a00ff" style:font-name="Monospace" fo:font-size="10pt" fo:language="en" fo:country="US" style:font-name-asian="Monospace" style:font-size-asian="10pt" style:language-asian="zh" style:country-asian="CN" style:font-name-complex="Monospace" style:font-size-complex="10pt" style:language-complex="hi" style:country-complex="IN"/>
    </style:style>
    <style:style style:name="T61" style:family="text">
      <style:text-properties fo:color="#2a00ff" style:font-name="Monospace" fo:font-size="10pt" fo:language="en" fo:country="US" fo:font-weight="bold" style:font-name-asian="Monospace" style:font-size-asian="10pt" style:language-asian="zh" style:country-asian="CN" style:font-weight-asian="bold" style:font-name-complex="Monospace" style:font-size-complex="10pt" style:language-complex="hi" style:country-complex="IN" style:font-weight-complex="bold"/>
    </style:style>
    <style:style style:name="T62" style:family="text">
      <style:text-properties fo:color="#2a00ff" style:font-name="Monospace" fo:font-size="10pt" fo:language="en" fo:country="US" fo:font-weight="normal" style:font-name-asian="Monospace" style:font-size-asian="10pt" style:language-asian="zh" style:country-asian="CN" style:font-weight-asian="normal" style:font-name-complex="Monospace" style:font-size-complex="10pt" style:language-complex="hi" style:country-complex="IN" style:font-weight-complex="normal"/>
    </style:style>
    <style:style style:name="T63" style:family="text"/>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2">Introduction<text:tab/>4</text:p>
            <text:p text:style-name="P11">Purpose of this manual<text:tab/>4</text:p>
            <text:p text:style-name="P11">Conventions Used<text:tab/>4</text:p>
            <text:p text:style-name="P20">Example Commands<text:tab/>4</text:p>
            <text:p text:style-name="P20">Program Input/Output<text:tab/>4</text:p>
            <text:p text:style-name="P11">Common Parameters<text:tab/>4</text:p>
            <text:p text:style-name="P20">Integer<text:tab/>5</text:p>
            <text:p text:style-name="P20">Float<text:tab/>5</text:p>
            <text:p text:style-name="P20">Index<text:tab/>5</text:p>
            <text:p text:style-name="P20">max<text:tab/>5</text:p>
            <text:p text:style-name="P20">min<text:tab/>5</text:p>
            <text:p text:style-name="P20">On/Off<text:tab/>5</text:p>
            <text:p text:style-name="P20">filename<text:tab/>5</text:p>
            <text:p text:style-name="P20">label<text:tab/>5</text:p>
            <text:p text:style-name="P20">description<text:tab/>6</text:p>
            <text:p text:style-name="P12">Installing Biofilter<text:tab/>7</text:p>
            <text:p text:style-name="P11">Prerequisites<text:tab/>7</text:p>
            <text:p text:style-name="P11">Unpacking<text:tab/>7</text:p>
            <text:p text:style-name="P11">Configuration<text:tab/>7</text:p>
            <text:p text:style-name="P11">Compilation<text:tab/>8</text:p>
            <text:p text:style-name="P20">LOKI Setup<text:tab/>8</text:p>
            <text:p text:style-name="P20">Compiling Biofilter<text:tab/>9</text:p>
            <text:p text:style-name="P11">Installation<text:tab/>9</text:p>
            <text:p text:style-name="P11">Rebuilding the Database<text:tab/>9</text:p>
            <text:p text:style-name="P12">Using the Biofilter Application<text:tab/>10</text:p>
            <text:p text:style-name="P11">Command-Line Options<text:tab/>10</text:p>
            <text:p text:style-name="P20">--sample-config (-S)<text:tab/>10</text:p>
            <text:p text:style-name="P20">--DB &lt;filename&gt;<text:tab/>10</text:p>
            <text:p text:style-name="P20">--marker-info<text:tab/>10</text:p>
            <text:p text:style-name="P20">--binary (-b) &lt;Yes/No&gt;<text:tab/>10</text:p>
            <text:p text:style-name="P20">--list-populations (-P)<text:tab/>11</text:p>
            <text:p text:style-name="P20">--detailed (-D)<text:tab/>11</text:p>
            <text:p text:style-name="P20">--map-snps-to-gene &lt;filename&gt;<text:tab/>11</text:p>
            <text:p text:style-name="P20">--report-gene-coverage<text:tab/>11</text:p>
            <text:p text:style-name="P20">--cov-rs &lt;filename&gt;<text:tab/>11</text:p>
            <text:p text:style-name="P20">--cov-map &lt;filename&gt;<text:tab/>11</text:p>
            <text:p text:style-name="P20">--add-group (-d) &lt;filename&gt;<text:tab/>11</text:p>
            <text:p text:style-name="P20">--gene-file (-g) &lt;filename&gt;<text:tab/>11</text:p>
            <text:p text:style-name="P20">--list-genes<text:tab/>11</text:p>
            <text:p text:style-name="P20">--snp-report<text:tab/>12</text:p>
            <text:p text:style-name="P20">--map-snps-to-gene<text:tab/>12</text:p>
            <text:p text:style-name="P20">--groups (-G) &lt;string|ALL&gt;<text:tab/>12</text:p>
            <text:p text:style-name="P20">--genes &lt;genes|ALL&gt; &lt;alias type|ALL&gt;<text:tab/>12</text:p>
            <text:p text:style-name="P20">--build (-B) &lt;string&gt;<text:tab/>12</text:p>
            <text:p text:style-name="P20">--PREFIX &lt;string&gt;<text:tab/>12</text:p>
            <text:p text:style-name="P20">--snps (-s) &lt;filename&gt;<text:tab/>12</text:p>
            <text:p text:style-name="P20"><text:soft-page-break/>--set-population (-p) &lt;string&gt;<text:tab/>12</text:p>
            <text:p text:style-name="P20">--gene-boundary &lt;integer&gt;<text:tab/>12</text:p>
            <text:p text:style-name="P20">--variants (-v) &lt;filename&gt;<text:tab/>13</text:p>
            <text:p text:style-name="P20">--ldspline<text:tab/>13</text:p>
            <text:p text:style-name="P20">--write-models (-W) &lt;float&gt; &lt;integer&gt;<text:tab/>13</text:p>
            <text:p text:style-name="P20">--export-snp-models (-X)<text:tab/>13</text:p>
            <text:p text:style-name="P11">Configuration Parameters<text:tab/>13</text:p>
            <text:p text:style-name="P20">SETTINGS_DB<text:tab/>13</text:p>
            <text:p text:style-name="P20">MAX_GENE_COUNT<text:tab/>13</text:p>
            <text:p text:style-name="P20">RS_SOURCE<text:tab/>14</text:p>
            <text:p text:style-name="P20">MAP_SOURCE<text:tab/>14</text:p>
            <text:p text:style-name="P20">ADD_GROUP<text:tab/>14</text:p>
            <text:p text:style-name="P20">INCLUDE_GROUPS<text:tab/>14</text:p>
            <text:p text:style-name="P20">INCLUDE_GROUP_FILE<text:tab/>14</text:p>
            <text:p text:style-name="P20">INCLUDE_GROUP_NAMES<text:tab/>15</text:p>
            <text:p text:style-name="P20">INCLUDE_GROUP_NAME_FILE<text:tab/>15</text:p>
            <text:p text:style-name="P20">POPULATION<text:tab/>15</text:p>
            <text:p text:style-name="P20">GENE_BOUNDARY_EXTENSION<text:tab/>15</text:p>
            <text:p text:style-name="P20">REPORT_PREFIX<text:tab/>15</text:p>
            <text:p text:style-name="P20">IMPLICATION_IDX_DUPLICATE_WEIGHT<text:tab/>15</text:p>
            <text:p text:style-name="P20">BINARY_MODEL_ARCHIVE<text:tab/>16</text:p>
            <text:p text:style-name="P20">DISEASE_DEPENDENT_LEVEL<text:tab/>16</text:p>
            <text:p text:style-name="P20">GENOMIC_BUILD<text:tab/>16</text:p>
            <text:p text:style-name="P20">DETAILED_REPORTS<text:tab/>16</text:p>
            <text:p text:style-name="P20">MARKER_INFO_REPORT<text:tab/>16</text:p>
            <text:p text:style-name="P20">SNP_REPORT<text:tab/>16</text:p>
            <text:p text:style-name="P20">SNP_GENE_MAP<text:tab/>16</text:p>
            <text:p text:style-name="P20">GENE_COVERAGE<text:tab/>16</text:p>
            <text:p text:style-name="P20">GENE_REPORT<text:tab/>16</text:p>
            <text:p text:style-name="P20">COVERAGE_RS<text:tab/>17</text:p>
            <text:p text:style-name="P20">COVERAGE_MAP filename<text:tab/>17</text:p>
            <text:p text:style-name="P20">MINIMUM_IMPLICATION_INDEX float<text:tab/>17</text:p>
            <text:p text:style-name="P20">MAX_SNP_MODEL_COUNT integer<text:tab/>17</text:p>
            <text:p text:style-name="P20">EXPORT_SNP_MODELS Yes/No<text:tab/>17</text:p>
            <text:p text:style-name="P20">EXPORT_GENE_MODELS Yes/No<text:tab/>17</text:p>
            <text:p text:style-name="P12">Input File Formats<text:tab/>17</text:p>
            <text:p text:style-name="P11">Preferred Aliases<text:tab/>17</text:p>
            <text:p text:style-name="P11">SNP List<text:tab/>18</text:p>
            <text:p text:style-name="P11">Variant List<text:tab/>18</text:p>
            <text:p text:style-name="P11">Custom Groups<text:tab/>18</text:p>
            <text:p text:style-name="P20">Group Definition<text:tab/>18</text:p>
            <text:p text:style-name="P20">Group File Format<text:tab/>18</text:p>
            <text:p text:style-name="P20">Examples<text:tab/>19</text:p>
            <text:p text:style-name="P12">Model Production<text:tab/>21</text:p>
            <text:p text:style-name="P11">Overview<text:tab/>21</text:p>
            <text:p text:style-name="P12">Reports<text:tab/>22</text:p>
            <text:p text:style-name="P11">Coverage Report<text:tab/>22</text:p>
            <text:p text:style-name="P20">Gene List<text:tab/>22</text:p>
            <text:p text:style-name="P20">Coverage Files<text:tab/>22</text:p>
            <text:p text:style-name="P11"><text:soft-page-break/>Model Summary Report<text:tab/>23</text:p>
            <text:p text:style-name="P11">Associations List<text:tab/>23</text:p>
            <text:p text:style-name="P11">Disease Dependent Contents Report<text:tab/>25</text:p>
            <text:p text:style-name="P11">SNP Report<text:tab/>25</text:p>
            <text:p text:style-name="P11">SNP-SNP Model Report<text:tab/>25</text:p>
            <text:p text:style-name="P11">Gene-Gene Models<text:tab/>26</text:p>
            <text:p text:style-name="P11">Genes Report<text:tab/>27</text:p>
            <text:p text:style-name="P11">SNP Cleanup Report<text:tab/>27</text:p>
            <text:p text:style-name="P12">Example Run - Alzheimer’s<text:tab/>28</text:p>
          </text:index-body>
        </text:table-of-content>
        <text:p text:style-name="Standard"/>
        <text:h text:style-name="P21" text:outline-level="1"><text:bookmark-start text:name="page8"/><text:span text:style-name="Absatz-Standardschriftart"><text:span text:style-name="T1">I</text:span></text:span><text:bookmark-end text:name="page8"/><text:span text:style-name="Absatz-Standardschriftart"><text:span text:style-name="T1">ntroduction</text:span></text:span></text:h>
        <text:h text:style-name="P28"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8"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0"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7">Courier New</text:span></text:span><text:span text:style-name="Absatz-Standardschriftart"><text:span text:style-name="T11">. <text:s/>The commands are prefixed with the prompt, which should not be typed by the user. <text:s/>A prompt of </text:span></text:span><text:span text:style-name="Absatz-Standardschriftart"><text:span text:style-name="T7">$</text:span></text:span><text:span text:style-name="Absatz-Standardschriftart"><text:span text:style-name="T11"> indicates a command to be run with normal user privileges, and a prompt of </text:span></text:span><text:span text:style-name="Absatz-Standardschriftart"><text:span text:style-name="T7">#</text:span></text:span><text:span text:style-name="Absatz-Standardschriftart"><text:span text:style-name="T11">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7">Example Program Output.</text:span></text:span></text:p>
        <text:p text:style-name="Input_2f_Output"><text:span text:style-name="Absatz-Standardschriftart"><text:span text:style-name="T7">Column1<text:tab/><text:tab/><text:tab/>Column2<text:tab/>Column3</text:span></text:span></text:p>
        <text:p text:style-name="Input_2f_Output"><text:span text:style-name="Absatz-Standardschriftart"><text:span text:style-name="T7">really_long_data<text:tab/>short<text:tab/>more_data</text:span></text:span></text:p>
        <text:p text:style-name="Input_2f_Output"><text:span text:style-name="Absatz-Standardschriftart"><text:span text:style-name="T7"/></text:span></text:p>
        <text:p text:style-name="P4"><text:span text:style-name="Absatz-Standardschriftart"><text:span text:style-name="T7">(truncated)</text:span></text:span></text:p>
        <text:p text:style-name="Text_20_body"><text:span text:style-name="Absatz-Standardschriftart"><text:span text:style-name="T14">Additionally, lines may be suppressed in some very long files, as shown above by the </text:span></text:span><text:span text:style-name="Absatz-Standardschriftart"><text:span text:style-name="T57">(truncated)</text:span></text:span><text:span text:style-name="Absatz-Standardschriftart"><text:span text:style-name="T13"> line.</text:span></text:span></text:p>
        <text:h text:style-name="Heading_20_2" text:outline-level="2"><text:span text:style-name="Absatz-Standardschriftart">Common Parameters</text:span></text:h>
        <text:p text:style-name="Text_20_body"><text:bookmark-start text:name="page9"/><text:bookmark-end text:name="page9"/>There are a number of parameters which are used commonly across multiple configuration settings. In order to simplify the descriptions of the various properties of each command, we’ll describe those properties here, and just refer to them as if they were a type.</text:p>
        <text:h text:style-name="Heading_20_3" text:outline-level="3"><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oft-page-break/><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2"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265179247" text:style-name="WW8Num21">
          <text:list-item>
            <text:p text:style-name="P17">A modern C++ compiler</text:p>
          </text:list-item>
          <text:list-item>
            <text:p text:style-name="P17">Boost Libraries for C++, version 1.46 or later</text:p>
          </text:list-item>
          <text:list-item>
            <text:p text:style-name="P17">SQLite, version 3.5.4 or later</text:p>
          </text:list-item>
          <text:list-item>
            <text:p text:style-name="P17">SOCI, with SQLite support compiled</text:p>
          </text:list-item>
          <text:list-item>
            <text:p text:style-name="P17">MySQL client libraries, version 5.1 or later (LOKI only)</text:p>
          </text:list-item>
          <text:list-item>
            <text:p text:style-name="P17">Python, version 2.6 or later (LOKI only)</text:p>
            <text:list>
              <text:list-item>
                <text:p text:style-name="P17">suds for Python, version 0.4 or later</text:p>
              </text:list-item>
              <text:list-item>
                <text:p text:style-name="P17">MySQLdb for Python</text:p>
              </text:list-item>
              <text:list-item>
                <text:p text:style-name="P17">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7">biofilter-1.1.0</text:span><text:span text:style-name="T11">. <text:s/>For all of the following commands, we assume that you are in this directory.</text:span></text:p>
        <text:p text:style-name="P16">$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text:span text:style-name="T7">$ ./configure</text:span></text:p>
        <text:p text:style-name="P32">The configure script can also take a number of helpful options, some of which are detailed below:</text:p>
        <text:list xml:id="list2166991989" text:style-name="WW8Num8">
          <text:list-item>
            <text:p text:style-name="P31"><text:span text:style-name="T12">--help<text:line-break/></text:span><text:span text:style-name="T13">This option will list all of the available options that can be passed to the configure script. <text:s/>If the option that you need is not listed below, it will likely be listed by this command.</text:span></text:p>
          </text:list-item>
          <text:list-item>
            <text:p text:style-name="P31"><text:soft-page-break/><text:span text:style-name="T12">--prefix=[path]<text:line-break/></text:span><text:span text:style-name="T13">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31"><text:span text:style-name="T12">--disable-loki</text:span><text:span text:style-name="T13"><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31"><text:span text:style-name="T12">--enable-debug</text:span><text:span text:style-name="T13"><text:line-break/>For the advanced users, this option will turn off all optimization and turn on debugging symbols, which can be helpful in diagnosing a problem with the biofilter software.</text:span></text:p>
          </text:list-item>
        </text:list>
        <text:h text:style-name="P25"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5">Parameter</text:p>
            </table:table-cell>
            <table:table-cell table:style-name="Table1.B1" office:value-type="string">
              <text:p text:style-name="P15">Value</text:p>
            </table:table-cell>
          </table:table-row>
          <table:table-row table:style-name="Table1.1">
            <table:table-cell table:style-name="Table1.A2" office:value-type="string">
              <text:p text:style-name="P14">hostname</text:p>
            </table:table-cell>
            <table:table-cell table:style-name="Table1.B2" office:value-type="string">
              <text:p text:style-name="P14">localhost</text:p>
            </table:table-cell>
          </table:table-row>
          <table:table-row table:style-name="Table1.1">
            <table:table-cell table:style-name="Table1.A2" office:value-type="string">
              <text:p text:style-name="P14">username</text:p>
            </table:table-cell>
            <table:table-cell table:style-name="Table1.B2" office:value-type="string">
              <text:p text:style-name="P14">root</text:p>
            </table:table-cell>
          </table:table-row>
          <table:table-row table:style-name="Table1.1">
            <table:table-cell table:style-name="Table1.A2" office:value-type="string">
              <text:p text:style-name="P14">password</text:p>
            </table:table-cell>
            <table:table-cell table:style-name="Table1.B2" office:value-type="string">
              <text:p text:style-name="P14"/>
            </table:table-cell>
          </table:table-row>
          <table:table-row table:style-name="Table1.1">
            <table:table-cell table:style-name="Table1.A2" office:value-type="string">
              <text:p text:style-name="P14">database</text:p>
            </table:table-cell>
            <table:table-cell table:style-name="Table1.B2" office:value-type="string">
              <text:p text:style-name="P14">LOKI</text:p>
            </table:table-cell>
          </table:table-row>
        </table:table>
        <text:h text:style-name="Heading_20_3" text:outline-level="3">Compiling Biofilter</text:h>
        <text:p text:style-name="P33">Compilation of biofiliter is the simple part of the process, but the most time consuming. <text:s/>During this stage, the program is built and the database is generated, if desired. <text:s/>The command is:</text:p>
        <text:p text:style-name="Command">$ make</text:p>
        <text:h text:style-name="P24" text:outline-level="2"><text:soft-page-break/>Installation</text:h>
        <text:p text:style-name="P3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32">If you only want to install biofilter, you can type:</text:p>
        <text:p text:style-name="Command"># make install-exec</text:p>
        <text:p text:style-name="P32">And if you only want to install the LOKI database, you can type:</text:p>
        <text:p text:style-name="Command"># make install-data</text:p>
        <text:p text:style-name="Text_20_body">During the installation of LOKI, the database is copied to the destination directory, and it is named “<text:span text:style-name="T7">yyyy.mm.dd.knowledge.bio</text:span><text:span text:style-name="T11">”, where “</text:span><text:span text:style-name="T7">yyyy.mm.dd</text:span><text:span text:style-name="T11">” is the date of creation of the knowledge database. <text:s/>However, for ease of use, the installer will also create a shortcut called simply “</text:span><text:span text:style-name="T7">knowledge.bio</text:span><text:span text:style-name="T11">”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7">$ make clean</text:span></text:p>
        <text:p text:style-name="Standard">From this point, the user can re-run the compilation and installation steps to regenerate and reinstall the LOKI database. <text:s/>Note that the old LOKI database will <text:span text:style-name="T15">NOT</text:span><text:span text:style-name="T14"> be deleted from the installation directory, but the shortcut will be updated to the most recent database.</text:span></text:p>
        <text:h text:style-name="P21" text:outline-level="1"><text:bookmark-start text:name="page10"/><text:bookmark-end text:name="page10"/><text:span text:style-name="Absatz-Standardschriftart"><text:span text:style-name="T1">Using the Biofilter Application</text:span></text:span></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7">[OPTIONS]</text:span><text:span text:style-name="T11"> are command-line options, which are described below, and the </text:span><text:span text:style-name="T7">config-file</text:span><text:span text:style-name="T11">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34"><text:span text:style-name="Absatz-Standardschriftart"><text:span text:style-name="T52">Produce <text:s/>haploview compatible marker-info files based on the 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52">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52">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52">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h text:style-name="Heading_20_3" text:outline-level="3"><text:span text:style-name="Absatz-Standardschriftart">--ldspline</text:span></text:h>
        <text:p text:style-name="Text_20_body"><text:span text:style-name="Absatz-Standardschriftart"><text:span text:style-name="T52">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9" text:outline-level="3"><text:bookmark text:name="__RefHeading__46_1106887530"/><text:soft-page-break/><text:span text:style-name="Absatz-Standardschriftart">SETTINGS_DB</text:span><text:bookmark-end text:name="__RefHeading__46_1106887530"/></text:h>
        <text:p text:style-name="Text_20_body"><text:span text:style-name="Absatz-Standardschriftart"><text:span text:style-name="T18">Syntax: </text:span></text:span><text:span text:style-name="Absatz-Standardschriftart"><text:span text:style-name="T17">SETTINGS_DB filename</text:span></text:span></text:p>
        <text:p text:style-name="Input_2f_Output"><text:span text:style-name="Absatz-Standardschriftart"><text:span text:style-name="T18">SETTINGS_DB knowledge.bio</text:span></text:span></text:p>
        <text:p text:style-name="Text_20_body"><text:span text:style-name="Absatz-Standardschriftart"><text:span text:style-name="T18">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8">MAX_GENE_COUNT</text:span></text:span></text:h>
        <text:p text:style-name="Text_20_body"><text:span text:style-name="Absatz-Standardschriftart"><text:span text:style-name="T18">Syntax: </text:span></text:span><text:span text:style-name="Absatz-Standardschriftart"><text:span text:style-name="T17">MAX_GENE_COUNT integer</text:span></text:span></text:p>
        <text:p text:style-name="Input_2f_Output"><text:span text:style-name="Absatz-Standardschriftart"><text:span text:style-name="T19">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9">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8">RS_SOURCE</text:span></text:span><text:bookmark-end text:name="__RefHeading__225_1106887530"/></text:h>
        <text:p text:style-name="Text_20_body"><text:span text:style-name="Absatz-Standardschriftart"><text:span text:style-name="T18">Syntax: </text:span></text:span><text:span text:style-name="Absatz-Standardschriftart"><text:span text:style-name="T17">RS_SOURCE filename</text:span></text:span></text:p>
        <text:p text:style-name="Input_2f_Output"><text:span text:style-name="Absatz-Standardschriftart"><text:span text:style-name="T19">RS_SOURCE Illumina-660Quad.txt</text:span></text:span></text:p>
        <text:p text:style-name="Text_20_body"><text:span text:style-name="Absatz-Standardschriftart"><text:span text:style-name="T19">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8">MAP_SOURCE</text:span></text:span><text:bookmark-end text:name="__RefHeading__229_1106887530"/></text:h>
        <text:p text:style-name="Text_20_body"><text:span text:style-name="Absatz-Standardschriftart"><text:span text:style-name="T18">Syntax: </text:span></text:span><text:span text:style-name="Absatz-Standardschriftart"><text:span text:style-name="T17">MAP_SOURCE filename</text:span></text:span></text:p>
        <text:p text:style-name="Input_2f_Output"><text:span text:style-name="Absatz-Standardschriftart"><text:span text:style-name="T19">MAP_SOURCE variants.txt</text:span></text:span></text:p>
        <text:p text:style-name="Text_20_body"><text:span text:style-name="Absatz-Standardschriftart"><text:span text:style-name="T19">This option is similar to the </text:span></text:span><text:span text:style-name="Absatz-Standardschriftart"><text:span text:style-name="T19"><text:bookmark-ref text:reference-format="text" text:ref-name="__RefHeading__225_1106887530">RS_SOURCE</text:bookmark-ref></text:span></text:span><text:span text:style-name="Absatz-Standardschriftart"><text:span text:style-name="T19">, except that it allows the user to include variants that may not have actual RS numbers. <text:s/>The format of this file must be plink 4-column format.</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8">ADD_GROUP</text:span></text:span><text:bookmark-end text:name="__RefHeading__58_1106887530"/></text:h>
        <text:p text:style-name="Text_20_body"><text:span text:style-name="Absatz-Standardschriftart"><text:span text:style-name="T18">Syntax: </text:span></text:span><text:span text:style-name="Absatz-Standardschriftart"><text:span text:style-name="T17">ADD_GROUP filename</text:span></text:span></text:p>
        <text:p text:style-name="Input_2f_Output"><text:span text:style-name="Absatz-Standardschriftart"><text:span text:style-name="T19">ADD_GROUP new_group.txt</text:span></text:span></text:p>
        <text:p text:style-name="Text_20_body"><text:soft-page-break/><text:span text:style-name="Absatz-Standardschriftart"><text:span text:style-name="T19">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8">INCLUDE_GROUPS</text:span></text:span><text:bookmark-end text:name="__RefHeading__1125_1106887530"/></text:h>
        <text:p text:style-name="Text_20_body"><text:span text:style-name="Absatz-Standardschriftart"><text:span text:style-name="T19">Syntax: </text:span></text:span><text:span text:style-name="Absatz-Standardschriftart"><text:span text:style-name="T17">INCLUDE_GROUPS integer [integer] [...]</text:span></text:span></text:p>
        <text:p text:style-name="Input_2f_Output"><text:span text:style-name="Absatz-Standardschriftart"><text:span text:style-name="T19">INCLUDE_GROUPS 1 1453</text:span></text:span></text:p>
        <text:p text:style-name="Text_20_body"><text:span text:style-name="Absatz-Standardschriftart"><text:span text:style-name="T19">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9">This option is especially helpful in limiting biofilter to a specific list of databases. <text:s/>These IDs can be found in the </text:span></text:span><text:span text:style-name="Absatz-Standardschriftart"><text:span text:style-name="T19"><text:bookmark-ref text:reference-format="text" text:ref-name="__RefHeading__2600_1106887530">Gene Definition</text:bookmark-ref></text:span></text:span><text:span text:style-name="Absatz-Standardschriftart"><text:span text:style-name="T19"> report</text:span></text:span><text:span text:style-name="Absatz-Standardschriftart"><text:span text:style-name="T53"> </text:span></text:span><text:span text:style-name="Absatz-Standardschriftart"><text:span text:style-name="T2">under the “Groups” column.</text:span></text:span></text:p>
        <text:p text:style-name="Text_20_body"><text:span text:style-name="Absatz-Standardschriftart"><text:span text:style-name="T2">See also: </text:span></text:span><text:span text:style-name="Absatz-Standardschriftart"><text:span text:style-name="T2"><text:bookmark-ref text:reference-format="text" text:ref-name="__RefHeading__2600_1106887530">Gene Definition</text:bookmark-ref></text:span></text:span></text:p>
        <text:h text:style-name="Heading_20_3" text:outline-level="3"><text:span text:style-name="Absatz-Standardschriftart"><text:span text:style-name="T18">INCLUDE_GROUP_FILE</text:span></text:span></text:h>
        <text:p text:style-name="Text_20_body"><text:span text:style-name="Absatz-Standardschriftart"><text:span text:style-name="T18">Syntax: </text:span></text:span><text:span text:style-name="Absatz-Standardschriftart"><text:span text:style-name="T17">INCLUDE_GROUP_FILE filename</text:span></text:span></text:p>
        <text:p text:style-name="Input_2f_Output"><text:span text:style-name="Absatz-Standardschriftart"><text:span text:style-name="T19">INCLUDE_GROUP_FILE group_ids.txt</text:span></text:span></text:p>
        <text:p text:style-name="Text_20_body"><text:span text:style-name="Absatz-Standardschriftart"><text:span text:style-name="T19">This option is provided as a convenient alternative to the </text:span></text:span><text:span text:style-name="Absatz-Standardschriftart"><text:span text:style-name="T19"><text:bookmark-ref text:reference-format="text" text:ref-name="__RefHeading__1125_1106887530">INCLUDE_GROUPS</text:bookmark-ref></text:span></text:span><text:span text:style-name="Absatz-Standardschriftart"><text:span text:style-name="T19">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8">INCLUDE_GROUP_NAMES</text:span></text:span><text:bookmark-end text:name="__RefHeading__1253_1106887530"/></text:h>
        <text:p text:style-name="Text_20_body"><text:span text:style-name="Absatz-Standardschriftart"><text:span text:style-name="T18">Syntax: </text:span></text:span><text:span text:style-name="Absatz-Standardschriftart"><text:span text:style-name="T17">INCLUDE_GROUP_NAMES label [label] [...]</text:span></text:span></text:p>
        <text:p text:style-name="Input_2f_Output"><text:span text:style-name="Absatz-Standardschriftart"><text:span text:style-name="T19">INCLUDE_GROUPS </text:span></text:span><text:span text:style-name="Absatz-Standardschriftart"><text:span text:style-name="T10">GO:0003674 hsa00010 Pfam</text:span></text:span></text:p>
        <text:p text:style-name="Text_20_body"><text:span text:style-name="Absatz-Standardschriftart"><text:span text:style-name="T18">This option allows the user to limit the search to groups as in the </text:span></text:span><text:span text:style-name="Absatz-Standardschriftart"><text:span text:style-name="T18"><text:bookmark-ref text:reference-format="text" text:ref-name="__RefHeading__1125_1106887530">INCLUDE_GROUPS</text:bookmark-ref></text:span></text:span><text:span text:style-name="Absatz-Standardschriftart"><text:span text:style-name="T18">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8">INCLUDE_GROUP_NAME_FILE</text:span></text:span></text:h>
        <text:p text:style-name="Text_20_body"><text:span text:style-name="Absatz-Standardschriftart"><text:span text:style-name="T18">Syntax: </text:span></text:span><text:span text:style-name="Absatz-Standardschriftart"><text:span text:style-name="T17">INCLUDE_GROUP_NAME_FILE filename</text:span></text:span></text:p>
        <text:p text:style-name="Input_2f_Output"><text:span text:style-name="Absatz-Standardschriftart"><text:span text:style-name="T19">INCLUDE_GROUP_NAME_FILE group_names.txt</text:span></text:span></text:p>
        <text:p text:style-name="Text_20_body"><text:span text:style-name="Absatz-Standardschriftart"><text:span text:style-name="T19">Again, as above, this option is provided as an alternative to the </text:span></text:span><text:span text:style-name="Absatz-Standardschriftart"><text:span text:style-name="T19"><text:bookmark-ref text:reference-format="text" text:ref-name="__RefHeading__1253_1106887530">INCLUDE_GROUP_NAMES</text:bookmark-ref></text:span></text:span><text:span text:style-name="Absatz-Standardschriftart"><text:span text:style-name="T19"> command, providing a way for the user to supply a file containing a list of group names to include, one per line.</text:span></text:span></text:p>
        <text:h text:style-name="Heading_20_3" text:outline-level="3"><text:bookmark text:name="__RefHeading__227_1106887530"/><text:soft-page-break/><text:span text:style-name="Absatz-Standardschriftart"><text:span text:style-name="T18">POPULATION</text:span></text:span><text:bookmark-end text:name="__RefHeading__227_1106887530"/></text:h>
        <text:p text:style-name="Text_20_body"><text:span text:style-name="Absatz-Standardschriftart"><text:span text:style-name="T18">Syntax: </text:span></text:span><text:span text:style-name="Absatz-Standardschriftart"><text:span text:style-name="T17">POPULATION label</text:span></text:span></text:p>
        <text:p text:style-name="Input_2f_Output"><text:span text:style-name="Absatz-Standardschriftart"><text:span text:style-name="T19">POPULATION NO-LD</text:span></text:span></text:p>
        <text:p text:style-name="Text_20_body"><text:span text:style-name="Absatz-Standardschriftart"><text:span text:style-name="T19">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8">GENE_BOUNDARY_EXTENSION</text:span></text:span><text:bookmark-end text:name="__RefHeading__64_1106887530"/></text:h>
        <text:p text:style-name="Text_20_body"><text:span text:style-name="Absatz-Standardschriftart"><text:span text:style-name="T18">Syntax: </text:span></text:span><text:span text:style-name="Absatz-Standardschriftart"><text:span text:style-name="T17">GENE_BOUNDARY_EXTENSION integer</text:span></text:span></text:p>
        <text:p text:style-name="Input_2f_Output"><text:span text:style-name="Absatz-Standardschriftart"><text:span text:style-name="T19">GENE_BOUNDARY_EXTENSION 1000</text:span></text:span></text:p>
        <text:p text:style-name="Text_20_body"><text:span text:style-name="Absatz-Standardschriftart"><text:span text:style-name="T19">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8">REPORT_PREFIX</text:span></text:span><text:bookmark-end text:name="__RefHeading__62_1106887530"/></text:h>
        <text:p text:style-name="Text_20_body"><text:span text:style-name="Absatz-Standardschriftart"><text:span text:style-name="T18">Syntax: </text:span></text:span><text:span text:style-name="Absatz-Standardschriftart"><text:span text:style-name="T17">REPORT_BOUNDARY label</text:span></text:span></text:p>
        <text:p text:style-name="Input_2f_Output"><text:span text:style-name="Absatz-Standardschriftart"><text:span text:style-name="T19">REPORT_PREFIX myReport</text:span></text:span></text:p>
        <text:p text:style-name="Text_20_body"><text:span text:style-name="Absatz-Standardschriftart"><text:span text:style-name="T18">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8">IMPLICATION_IDX_DUPLICATE_WEIGHT</text:span></text:span></text:h>
        <text:p text:style-name="Text_20_body"><text:span text:style-name="Absatz-Standardschriftart"><text:span text:style-name="T18">Syntax: </text:span></text:span><text:span text:style-name="Absatz-Standardschriftart"><text:span text:style-name="T17">IMPLICATION_IDX_DUPLICATE_WIEGHT float</text:span></text:span></text:p>
        <text:p text:style-name="Input_2f_Output"><text:span text:style-name="Absatz-Standardschriftart"><text:span text:style-name="T19">IMPLICATION_IDX_DUPLICATE_WEIGHT 0.25</text:span></text:span></text:p>
        <text:p text:style-name="Text_20_body"><text:span text:style-name="Absatz-Standardschriftart"><text:span text:style-name="T54">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8">BINARY_MODEL_ARCHIVE</text:span></text:span><text:bookmark-end text:name="__RefHeading__51_1106887530"/></text:h>
        <text:p text:style-name="Text_20_body"><text:span text:style-name="Absatz-Standardschriftart"><text:span text:style-name="T18">Syntax: </text:span></text:span><text:span text:style-name="Absatz-Standardschriftart"><text:span text:style-name="T17">BINARY_MODEL_ARCHIVE Yes/No</text:span></text:span></text:p>
        <text:p text:style-name="Input_2f_Output"><text:span text:style-name="Absatz-Standardschriftart"><text:span text:style-name="T19">BINARY_MODEL_ARCHIVE No</text:span></text:span></text:p>
        <text:p text:style-name="P35">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oft-page-break/><text:span text:style-name="Absatz-Standardschriftart"><text:span text:style-name="T18">DISEASE_DEPENDENT_LEVEL</text:span></text:span></text:h>
        <text:p text:style-name="Text_20_body"><text:span text:style-name="Absatz-Standardschriftart"><text:span text:style-name="T18">Syntax: </text:span></text:span><text:span text:style-name="Absatz-Standardschriftart"><text:span text:style-name="T17">DISEASE_DEPENDENT_LEVEL <text:s text:c="2"/>ALL_MODELS/GROUP_LEVEL/DD_ONLY</text:span></text:span></text:p>
        <text:p text:style-name="Input_2f_Output"><text:span text:style-name="Absatz-Standardschriftart"><text:span text:style-name="T19">DISEASE_DEPENDENT_LEVEL ALL_MODELS</text:span></text:span></text:p>
        <text:p text:style-name="Text_20_body"><text:span text:style-name="Absatz-Standardschriftart"><text:span text:style-name="T53">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53">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8">GENOMIC_BUILD</text:span></text:span><text:bookmark-end text:name="__RefHeading__223_1106887530"/></text:h>
        <text:p text:style-name="Text_20_body"><text:span text:style-name="Absatz-Standardschriftart"><text:span text:style-name="T18">Syntax: </text:span></text:span><text:span text:style-name="Absatz-Standardschriftart"><text:span text:style-name="T17">GENOMIC_BUILD string</text:span></text:span></text:p>
        <text:p text:style-name="Input_2f_Output"><text:span text:style-name="Absatz-Standardschriftart"><text:span text:style-name="T19">GENOMIC_BUILD 37</text:span></text:span></text:p>
        <text:p text:style-name="Text_20_body"><text:span text:style-name="Absatz-Standardschriftart"><text:span text:style-name="T19">This setting tells biofilter the build of the genome that the input data is based on. <text:s/>This is especially important for input that is based on position, as in the </text:span></text:span><text:span text:style-name="Absatz-Standardschriftart"><text:span text:style-name="T19"><text:bookmark-ref text:reference-format="text" text:ref-name="__RefHeading__229_1106887530">MAP_SOURCE</text:bookmark-ref></text:span></text:span><text:span text:style-name="Absatz-Standardschriftart"><text:span text:style-name="T19">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8">DETAILED_REPORTS</text:span></text:span><text:bookmark-end text:name="__RefHeading__106_1106887530"/></text:h>
        <text:p text:style-name="Text_20_body"><text:span text:style-name="Absatz-Standardschriftart"><text:span text:style-name="T18">Syntax: </text:span></text:span><text:span text:style-name="Absatz-Standardschriftart"><text:span text:style-name="T17">DETAILED_REPORTS Yes/No</text:span></text:span></text:p>
        <text:p text:style-name="Input_2f_Output"><text:span text:style-name="Absatz-Standardschriftart"><text:span text:style-name="T19">DETAILED_REPORTS On</text:span></text:span></text:p>
        <text:p text:style-name="Text_20_body"><text:span text:style-name="Absatz-Standardschriftart"><text:span text:style-name="T19">When this option is set to “On”, biofilter will add in more details in the output reports.</text:span></text:span></text:p>
        <text:h text:style-name="Heading_20_3" text:outline-level="3"><text:bookmark text:name="__RefHeading__84_1106887530"/><text:span text:style-name="Absatz-Standardschriftart"><text:span text:style-name="T18">MARKER_INFO_REPORT</text:span></text:span><text:bookmark-end text:name="__RefHeading__84_1106887530"/></text:h>
        <text:p text:style-name="Text_20_body"><text:span text:style-name="Absatz-Standardschriftart"><text:span text:style-name="T18">Syntax: </text:span></text:span><text:span text:style-name="Absatz-Standardschriftart"><text:span text:style-name="T17">MARKER_INFO_REPORT Yes/No</text:span></text:span></text:p>
        <text:p text:style-name="Input_2f_Output"><text:span text:style-name="Absatz-Standardschriftart"><text:span text:style-name="T19">MARKER_INFO_REPORT On</text:span></text:span></text:p>
        <text:p text:style-name="Text_20_body"><text:span text:style-name="Absatz-Standardschriftart"><text:span text:style-name="T19">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8">SNP_REPORT</text:span></text:span><text:bookmark-end text:name="__RefHeading__181_1106887530"/></text:h>
        <text:p text:style-name="Text_20_body"><text:span text:style-name="Absatz-Standardschriftart"><text:span text:style-name="T18">Syntax: </text:span></text:span><text:span text:style-name="Absatz-Standardschriftart"><text:span text:style-name="T17">SNP_REPORT Yes/No</text:span></text:span></text:p>
        <text:p text:style-name="Input_2f_Output"><text:span text:style-name="Absatz-Standardschriftart"><text:span text:style-name="T19">SNP_REPORT On</text:span></text:span></text:p>
        <text:p text:style-name="Text_20_body"><text:span text:style-name="Absatz-Standardschriftart"><text:span text:style-name="T18">When this option is “On”, biofilter will produce a report which lists all of the SNPs used by biofilter along with any genes that contain the given SNP.</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522_1106887530">SNP Report</text:bookmark-ref></text:span></text:span></text:p>
        <text:h text:style-name="Heading_20_3" text:outline-level="3"><text:bookmark text:name="__RefHeading__108_1106887530"/><text:soft-page-break/><text:span text:style-name="Absatz-Standardschriftart"><text:span text:style-name="T18">SNP_GENE_MAP</text:span></text:span><text:bookmark-end text:name="__RefHeading__108_1106887530"/></text:h>
        <text:p text:style-name="Text_20_body"><text:span text:style-name="Absatz-Standardschriftart"><text:span text:style-name="T18">Syntax: </text:span></text:span><text:span text:style-name="Absatz-Standardschriftart"><text:span text:style-name="T17">SNP_GENE_MAP Yes/No</text:span></text:span></text:p>
        <text:p text:style-name="Input_2f_Output"><text:span text:style-name="Absatz-Standardschriftart"><text:span text:style-name="T19">SNP_GENE_MAP On</text:span></text:span></text:p>
        <text:p text:style-name="Text_20_body"><text:span text:style-name="Absatz-Standardschriftart"><text:span text:style-name="T19">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8">GENE_COVERAGE</text:span></text:span><text:bookmark-end text:name="__RefHeading__110_1106887530"/></text:h>
        <text:p text:style-name="Text_20_body"><text:span text:style-name="Absatz-Standardschriftart"><text:span text:style-name="T18">Syntax: </text:span></text:span><text:span text:style-name="Absatz-Standardschriftart"><text:span text:style-name="T17">GENE_COVERAGE filename|ALL</text:span></text:span></text:p>
        <text:p text:style-name="Input_2f_Output"><text:span text:style-name="Absatz-Standardschriftart"><text:span text:style-name="T19">GENE_COVERAGE gene_list.txt</text:span></text:span></text:p>
        <text:p text:style-name="Text_20_body"><text:span text:style-name="T54">Filename (or ALL) containing list of gene aliases of to be used in various gene reports.</text:span></text:p>
        <text:h text:style-name="Heading_20_3" text:outline-level="3"><text:bookmark text:name="__RefHeading__144_1106887530"/><text:span text:style-name="Absatz-Standardschriftart"><text:span text:style-name="T18">GENE_REPORT</text:span></text:span><text:bookmark-end text:name="__RefHeading__144_1106887530"/></text:h>
        <text:p text:style-name="Text_20_body"><text:span text:style-name="Absatz-Standardschriftart"><text:span text:style-name="T18">Syntax: </text:span></text:span><text:span text:style-name="Absatz-Standardschriftart"><text:span text:style-name="T17">GENE_REPORT Yes/No</text:span></text:span></text:p>
        <text:p text:style-name="Input_2f_Output"><text:span text:style-name="Absatz-Standardschriftart"><text:span text:style-name="T19">GENE_REPORT On</text:span></text:span></text:p>
        <text:p text:style-name="Text_20_body"><text:span text:style-name="Absatz-Standardschriftart"><text:span text:style-name="T19">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8">COVERAGE_RS</text:span></text:span><text:bookmark-end text:name="__RefHeading__112_1106887530"/></text:h>
        <text:p text:style-name="Text_20_body"><text:span text:style-name="Absatz-Standardschriftart"><text:span text:style-name="T18">Syntax: </text:span></text:span><text:span text:style-name="Absatz-Standardschriftart"><text:span text:style-name="T17">COVERAGE_RS filename</text:span></text:span></text:p>
        <text:p text:style-name="Input_2f_Output"><text:span text:style-name="Absatz-Standardschriftart"><text:span text:style-name="T19">COVERAGE_RS rs_ids.txt</text:span></text:span></text:p>
        <text:p text:style-name="Text_20_body"><text:span text:style-name="T54">Platforms for coverage reports using RS IDs instead of MAP files</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8">COVERAGE_MAP</text:span></text:span><text:bookmark-end text:name="__RefHeading__142_1106887530"/></text:h>
        <text:p text:style-name="Text_20_body"><text:span text:style-name="Absatz-Standardschriftart"><text:span text:style-name="T18">Syntax: </text:span></text:span><text:span text:style-name="Absatz-Standardschriftart"><text:span text:style-name="T17">COVERAGE_MAP filename</text:span></text:span></text:p>
        <text:p text:style-name="Input_2f_Output"><text:span text:style-name="Absatz-Standardschriftart"><text:span text:style-name="T19">COVERAGE_MAP map_ids.txt</text:span></text:span></text:p>
        <text:p text:style-name="P35"><text:span text:style-name="T18">Platforms for coverage reports using MAP files instead of RS IDs</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80_1106887530"/><text:span text:style-name="Absatz-Standardschriftart"><text:span text:style-name="T18">MINIMUM_IMPLICATION_INDEX</text:span></text:span><text:bookmark-end text:name="__RefHeading__80_1106887530"/></text:h>
        <text:p text:style-name="Text_20_body"><text:span text:style-name="Absatz-Standardschriftart"><text:span text:style-name="T18">Syntax: </text:span></text:span><text:span text:style-name="Absatz-Standardschriftart"><text:span text:style-name="T17">MINIMUM_IMPLICATION_INDEX float</text:span></text:span></text:p>
        <text:p text:style-name="Input_2f_Output"><text:soft-page-break/><text:span text:style-name="Absatz-Standardschriftart"><text:span text:style-name="T19">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8">MAX_SNP_MODEL_COUNT</text:span></text:span><text:bookmark-end text:name="__RefHeading__82_1106887530"/></text:h>
        <text:p text:style-name="Text_20_body"><text:span text:style-name="Absatz-Standardschriftart"><text:span text:style-name="T18">Syntax: </text:span></text:span><text:span text:style-name="Absatz-Standardschriftart"><text:span text:style-name="T17">MAX_SNP_MODEL_COUNT integer</text:span></text:span></text:p>
        <text:p text:style-name="Input_2f_Output"><text:span text:style-name="Absatz-Standardschriftart"><text:span text:style-name="T19">MAX_SNP_MODEL_COUNT 1500</text:span></text:span></text:p>
        <text:p text:style-name="Text_20_body"><text:span text:style-name="Absatz-Standardschriftart"><text:span text:style-name="T19">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text:span></text:span></text:p>
        <text:h text:style-name="Heading_20_3" text:outline-level="3"><text:bookmark text:name="__RefHeading__231_1106887530"/><text:span text:style-name="Absatz-Standardschriftart"><text:span text:style-name="T18">EXPORT_SNP_MODELS</text:span></text:span><text:bookmark-end text:name="__RefHeading__231_1106887530"/></text:h>
        <text:p text:style-name="Text_20_body"><text:span text:style-name="Absatz-Standardschriftart"><text:span text:style-name="T18">Syntax: </text:span></text:span><text:span text:style-name="Absatz-Standardschriftart"><text:span text:style-name="T17">EXPORT_SNP_MODELS Yes/No</text:span></text:span></text:p>
        <text:p text:style-name="Input_2f_Output"><text:span text:style-name="Absatz-Standardschriftart"><text:span text:style-name="T18">EXPORT_SNP_MODELS On</text:span></text:span></text:p>
        <text:p text:style-name="Text_20_body"><text:span text:style-name="Absatz-Standardschriftart"><text:span text:style-name="T18">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8"><text:bookmark-ref text:reference-format="text" text:ref-name="__RefHeading__84_1106887530">MARKER_INFO_REPORT</text:bookmark-ref></text:span></text:span><text:span text:style-name="Absatz-Standardschriftart"><text:span text:style-name="T18"> will also be enabled.</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8">EXPORT_GENE_MODELS</text:span></text:span><text:bookmark-end text:name="__RefHeading__78_1106887530"/></text:h>
        <text:p text:style-name="Text_20_body"><text:span text:style-name="Absatz-Standardschriftart"><text:span text:style-name="T18">Syntax: </text:span></text:span><text:span text:style-name="Absatz-Standardschriftart"><text:span text:style-name="T17">EXPORT_GENE_MODELS Yes/No</text:span></text:span></text:p>
        <text:p text:style-name="Input_2f_Output"><text:span text:style-name="Absatz-Standardschriftart"><text:span text:style-name="T19">EXPORT_GENE_MODELS On</text:span></text:span></text:p>
        <text:p text:style-name="Text_20_body"><text:span text:style-name="Absatz-Standardschriftart"><text:span text:style-name="T19">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9"><text:bookmark-ref text:reference-format="text" text:ref-name="__RefHeading__144_1106887530">GENE_REPORT</text:bookmark-ref></text:span></text:span><text:span text:style-name="Absatz-Standardschriftart"><text:span text:style-name="T19"> will also be enabl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837_1106887530">Gene/Gene Models</text:bookmark-ref></text:span></text:span></text:p>
        <text:h text:style-name="P21"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Text_20_body">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his file is present only as a convenience for the user and is optional.</text:span></text:p>
        <text:p text:style-name="P3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h text:style-name="Heading_20_2" text:outline-level="2"><text:bookmark text:name="__RefHeading__60_1106887530"/><text:span text:style-name="Absatz-Standardschriftart">Custom Groups</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text:soft-page-break/>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Because the custom group file is only parsed a single time, circular group references are not allowed.</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14"> <text:s/>The file must follow the following format, which will be explained below:</text:span></text:p>
        <text:p text:style-name="Input_2f_Output"><text:span text:style-name="T14">[Source Name] [Source Type] [Source Description]</text:span></text:p>
        <text:p text:style-name="Input_2f_Output"><text:span text:style-name="T14">GROUP [Name] [Description]</text:span></text:p>
        <text:p text:style-name="Input_2f_Output"><text:span text:style-name="T14">([alias] [alias]*)|(CHILDREN [group] [group]*)|(GROUP ...)</text:span></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5">“Source Name”</text:span><text:span text:style-name="T14">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4">The </text:span><text:span text:style-name="T15">“Source Type”</text:span><text:span text:style-name="T14"> defines the type of information contained within this custom collection of groups. <text:s/>This value must be a string taking one of the following values:</text:span></text:p>
        <text:list xml:id="list132520927" text:style-name="L1">
          <text:list-item>
            <text:p text:style-name="P18">DISEASE_INDEPENDENT<text:line-break/><text:span text:style-name="T14">This option is for a collection of groups that is not related to any particular disease.</text:span></text:p>
          </text:list-item>
          <text:list-item>
            <text:p text:style-name="P18">DISEASE_DEPENDENT<text:line-break/><text:span text:style-name="T14">This option is for a collection of groups that is related to a particular disease of interest.</text:span></text:p>
          </text:list-item>
          <text:list-item>
            <text:p text:style-name="P18">GENE_COLLECTION<text:line-break/><text:span text:style-name="T56">The purpose of this option is currently unknown.</text:span></text:p>
          </text:list-item>
          <text:list-item>
            <text:p text:style-name="P18">SNP_COLLECTION<text:line-break/><text:span text:style-name="T56">The purpose of this option is currently unknown.</text:span></text:p>
          </text:list-item>
        </text:list>
        <text:p text:style-name="Text_20_body">The <text:span text:style-name="T15">“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ext:soft-page-break/>The <text:span text:style-name="T15">“Name”</text:span><text:span text:style-name="T14"> must be a string with no spaces, and it must be unique from any other group name defined within the current custom group file. <text:s/>This name can be used to identify the current group as a child of another group.</text:span></text:p>
        <text:p text:style-name="Text_20_body"><text:span text:style-name="T14">The </text:span><text:span text:style-name="T15">“Description”</text:span><text:span text:style-name="T14"> is an optional string used to describe the group.</text:span></text:p>
        <text:h text:style-name="Heading_20_4" text:outline-level="4">CHILDREN [group] [group]*</text:h>
        <text:p text:style-name="Text_20_body">This line defines children of the current group. <text:s/>The <text:span text:style-name="T15">“group”</text:span><text:span text:style-name="T14"> must be </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Complex Group Collection</text:h>
        <text:p text:style-name="Text_20_body">The following example shows a slightly more complex collection of interrelated groups</text:p>
        <text:p text:style-name="P35">&lt;Insert example here&gt;</text:p>
        <text:h text:style-name="P23" text:outline-level="1">Model Production</text:h>
        <text:h text:style-name="P27" text:outline-level="2">Overview</text:h>
        <text:p text:style-name="P35">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3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35">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35">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35">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1" text:outline-level="1"><text:span text:style-name="T4">Output Files</text:span></text:h>
        <text:p text:style-name="Text_20_body">I'm pasting some files in here based on my sample runs.</text:p>
        <text:h text:style-name="Heading_20_2" text:outline-level="2"><text:bookmark text:name="__RefHeading__2450_1106887530"/>Marker Info Report<text:bookmark-end text:name="__RefHeading__2450_1106887530"/></text:h>
        <text:p text:style-name="Input_2f_Output">RS1<text:tab/>1<text:tab/>7</text:p>
        <text:p text:style-name="Input_2f_Output">RS2<text:tab/>1<text:tab/>14</text:p>
        <text:p text:style-name="Input_2f_Output">RS3<text:tab/>1<text:tab/>21</text:p>
        <text:p text:style-name="Input_2f_Output">RS5<text:tab/>1<text:tab/>35</text:p>
        <text:p text:style-name="Input_2f_Output">RS7<text:tab/>1<text:tab/>49</text:p>
        <text:p text:style-name="Input_2f_Output">RS11<text:tab/>1<text:tab/>77</text:p>
        <text:p text:style-name="Input_2f_Output">RS23<text:tab/>2<text:tab/>21</text:p>
        <text:h text:style-name="Heading_20_2" text:outline-level="2">Region Details Report</text:h>
        <text:p text:style-name="P35">NO OUTPUT</text:p>
        <text:h text:style-name="Heading_20_2" text:outline-level="2"><text:bookmark text:name="__RefHeading__2522_1106887530"/>SNP Report<text:bookmark-end text:name="__RefHeading__2522_1106887530"/></text:h>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Input_2f_Output">Chrom,RSID,Gene Name,Location w/in Gene</text:p>
        <text:p text:style-name="Input_2f_Output">1 ,RS2,G1,Interior</text:p>
        <text:p text:style-name="Input_2f_Output">1 ,RS5,G2,Interior</text:p>
        <text:p text:style-name="Input_2f_Output">1 ,RS5,G5,Interior</text:p>
        <text:p text:style-name="Input_2f_Output">1 ,RS7,G5,Interior</text:p>
        <text:p text:style-name="Input_2f_Output">1 ,RS11,G4,Flanking</text:p>
        <text:p text:style-name="Input_2f_Output">2 ,RS23,G6,Flanking</text:p>
        <text:h text:style-name="Heading_20_2" text:outline-level="2"><text:bookmark text:name="__RefHeading__2837_1106887530"/>Gene/Gene Models<text:bookmark-end text:name="__RefHeading__2837_1106887530"/></text:h>
        <text:p text:style-name="Input_2f_Output">0<text:tab/>1<text:tab/>1</text:p>
        <text:p text:style-name="Input_2f_Output">0<text:tab/>2<text:tab/>1</text:p>
        <text:h text:style-name="Heading_20_2" text:outline-level="2"><text:bookmark text:name="__RefHeading__2600_1106887530"/>Gene Definition<text:bookmark-end text:name="__RefHeading__2600_1106887530"/></text:h>
        <text:p text:style-name="Input_2f_Output">Region Name<text:tab/>True Begin<text:tab/>True End<text:tab/>Eff. Begin<text:tab/>Eff. End<text:tab/>Groups<text:tab/>Aliases<text:tab/>SNPs</text:p>
        <text:p text:style-name="Input_2f_Output">G1<text:tab/>5<text:tab/>15<text:tab/>10<text:tab/>20<text:tab/>1|||<text:tab/>G1|R1<text:tab/>1</text:p>
        <text:p text:style-name="Input_2f_Output">G2<text:tab/>25<text:tab/>35<text:tab/>30<text:tab/>40<text:tab/>1!2|||<text:tab/>G2|G23|R2<text:tab/>3</text:p>
        <text:p text:style-name="Input_2f_Output">G4<text:tab/>65<text:tab/>75<text:tab/>70<text:tab/>80<text:tab/>1|||<text:tab/>G4|R4<text:tab/>5</text:p>
        <text:p text:style-name="Input_2f_Output"><text:soft-page-break/>G5<text:tab/>30<text:tab/>50<text:tab/>35<text:tab/>55<text:tab/>|||<text:tab/>G5|R5<text:tab/>3|4</text:p>
        <text:p text:style-name="Input_2f_Output">G6<text:tab/>10<text:tab/>20<text:tab/>15<text:tab/>25<text:tab/>|||<text:tab/>G6|R6<text:tab/>6</text:p>
        <text:h text:style-name="Heading_20_2" text:outline-level="2"><text:bookmark text:name="__RefHeading__2835_1106887530"/>SNP/SNP Models<text:bookmark-end text:name="__RefHeading__2835_1106887530"/></text:h>
        <text:p text:style-name="Input_2f_Output"><text:s text:c="11"/>1 <text:s text:c="10"/>3 <text:s text:c="5"/>1</text:p>
        <text:p text:style-name="Input_2f_Output"><text:s text:c="11"/>1 <text:s text:c="10"/>5 <text:s text:c="5"/>1</text:p>
        <text:h text:style-name="Heading_20_2" text:outline-level="2">Missing SNPs</text:h>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P22" text:outline-level="1">Reports</text:h>
        <text:h text:style-name="P26"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34">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2">Gene<text:tab/>Ensembl_id<text:tab/> <text:tab/>Total Illumina-660Quad.txt(593544)</text:p>
        <text:p text:style-name="P2">AGT<text:tab/>ENSG00000135744 <text:tab/>78 <text:s text:c="3"/>78</text:p>
        <text:p text:style-name="P2">APH1A <text:tab/>ENSG00000117362 <text:tab/>11 <text:s text:c="3"/>11</text:p>
        <text:p text:style-name="P2">APOA1BP<text:tab/>ENSG00000163382 <text:tab/>5 <text:s text:c="4"/>5</text:p>
        <text:p text:style-name="P2">APOA2 <text:tab/>ENSG00000158874 <text:tab/>12 <text:s text:c="3"/>12</text:p>
        <text:p text:style-name="P2">CAMK1G <text:tab/>ENSG00000008118 <text:tab/>22 <text:s text:c="3"/>22</text:p>
        <text:p text:style-name="P2">CFH<text:tab/>ENSG00000000971 <text:tab/>82 <text:s text:c="3"/>82</text:p>
        <text:p text:style-name="P2">CHRNB2 <text:tab/>ENSG00000160716 <text:tab/>1 <text:s text:c="4"/>1</text:p>
        <text:p text:style-name="P2"><text:soft-page-break/>CLCNKB <text:tab/>ENSG00000184908 <text:tab/>18 <text:s text:c="3"/>18</text:p>
        <text:p text:style-name="Text_20_body">In the example above, the spacing was modified to make the output slightly easier to read. <text:s/><text:span text:style-name="T18">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34">Additional coverages can be added using additional -C filename options. Below is the same report in HTML format using --detailed-coverage. Ensembl IDs and RS Numbers provide links to ensembl’s website for convenience.</text:p>
        <text:p text:style-name="Standard"><draw:frame draw:style-name="fr1" draw:name="graphics1" text:anchor-type="char" svg:x="0.1807in" svg:y="0.0173in" svg:width="6.178in" svg:height="2.361in" draw:z-index="0"><draw:image/></draw:frame></text:p>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3">Associations (Gene Ontonology):</text:p>
        <text:p text:style-name="P3"><text:tab/>GO:0048154(1)</text:p>
        <text:p text:style-name="P3"><text:tab/><text:tab/>S100B ( rs2839357 rs2839362 )</text:p>
        <text:p text:style-name="P3"><text:tab/>GO:0048155(1)</text:p>
        <text:p text:style-name="P3"><text:soft-page-break/><text:tab/><text:tab/>ATP2A2 ( rs3026445 rs3026457 rs1860561 )<text:tab/>GO:0048156(1)</text:p>
        <text:p text:style-name="P3"><text:tab/><text:tab/>S100B ( rs2839357 rs2839362 <text:s/>)</text:p>
        <text:p text:style-name="P3"><text:tab/>GO:0042982(2)</text:p>
        <text:p text:style-name="P3"><text:tab/><text:tab/>GO:0042987(4)</text:p>
        <text:p text:style-name="P3"><text:tab/><text:tab/><text:tab/>ABCG1 ( rs4148083 rs4148084 rs4148085 rs9975740</text:p>
        <text:p text:style-name="P3"><text:tab/><text:tab/><text:tab/><text:tab/>rs4148087 rs1117640 rs4148088 rs4148089 rs4148090</text:p>
        <text:p text:style-name="P3"><text:tab/><text:tab/><text:tab/><text:tab/>... )</text:p>
        <text:p text:style-name="P3"><text:tab/><text:tab/><text:tab/>PSEN1 ( rs214273 rs8006497 rs362350 rs214260</text:p>
        <text:p text:style-name="P3"><text:tab/><text:tab/><text:tab/><text:tab/>rs165933 rs362377 <text:s/>)</text:p>
        <text:p text:style-name="P3"><text:tab/><text:tab/><text:tab/>ENSG00000162736 ( rs10494342 rs16831846 rs12239946</text:p>
        <text:p text:style-name="P3"><text:tab/><text:tab/><text:tab/><text:tab/>rs6664438 rs6677637 )</text:p>
        <text:p text:style-name="P3"><text:tab/><text:tab/><text:tab/>ENSG00000143801 ( rs2073489 rs1295640 )</text:p>
        <text:p text:style-name="P3"><text:tab/><text:tab/>ENSG00000167755 ( rs1654537 <text:s/>)</text:p>
        <text:p text:style-name="P3"/>
        <text:p text:style-name="P5">(truncated)</text:p>
        <text:p text:style-name="P5"/>
        <text:p text:style-name="P3">Associations (KEGG):</text:p>
        <text:p text:style-name="P3"><text:tab/>KEGG-05010(127)</text:p>
        <text:p text:style-name="P3"><text:tab/><text:tab/>ENSG00000015475 ( rs181390 rs181396 rs181402 rs181405</text:p>
        <text:p text:style-name="P3"><text:tab/><text:tab/><text:tab/>rs9604787 rs181408 rs181417 rs5746474 rs5747351</text:p>
        <text:p text:style-name="P3"><text:tab/><text:tab/><text:tab/>rs9605401 rs738095 )</text:p>
        <text:p text:style-name="P3"><text:tab/><text:tab/>ATP2A2 ( rs3026445 rs3026457 rs1860561 <text:s/>)</text:p>
        <text:p text:style-name="P3"><text:tab/><text:tab/>PSEN1 ( rs214273 rs8006497 rs362350 rs214260 rs165933</text:p>
        <text:p text:style-name="P3"><text:tab/><text:tab/><text:tab/>rs362377 <text:s/>)</text:p>
        <text:p text:style-name="P3"><text:tab/><text:tab/>NCSTN ( rs10494342 rs16831846 rs12239946 rs6664438</text:p>
        <text:p text:style-name="P3"><text:tab/><text:tab/><text:tab/>rs6677637 )</text:p>
        <text:p text:style-name="P3"><text:tab/><text:tab/>PSEN2 ( rs2073489 rs1295640 )</text:p>
        <text:p text:style-name="P3"><text:tab/><text:tab/>BACE1 ( rs7083 rs522843 rs687740 rs473210 rs551662</text:p>
        <text:p text:style-name="P3"><text:tab/><text:tab/><text:tab/>rs676134 <text:s/>)</text:p>
        <text:p text:style-name="P3"><text:tab/><text:tab/>ENSG00000132906 ( rs6685648 rs2020902 rs4646018</text:p>
        <text:p text:style-name="P3"><text:tab/><text:tab/><text:tab/>rs2042370 rs1862710 rs4645989 rs1052571 <text:s/>)</text:p>
        <text:p text:style-name="P3"><text:tab/><text:tab/>NDUFV2 ( rs4148964 rs11081459 rs4148965 rs1039825</text:p>
        <text:p text:style-name="P3"><text:tab/><text:tab/><text:tab/>rs1472944 rs977581 rs874250 rs4148966 rs4148967</text:p>
        <text:p text:style-name="P3"><text:tab/><text:tab/><text:tab/>rs4148968 rs12966444 <text:s/>)</text:p>
        <text:p text:style-name="P3"/>
        <text:p text:style-name="P5">(truncated)</text:p>
        <text:p text:style-name="P5"/>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15">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text:bookmark-end text:name="page26"/><text:soft-page-break/>Disease Dependent Contents Report</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draw:frame draw:style-name="fr1" draw:name="graphics2" text:anchor-type="char" svg:x="0.1811in" svg:y="0.0516in" svg:width="6.5016in" svg:height="3.9654in" draw:z-index="1"><draw:image/></draw:frame>SNP-SNP Model Report</text:h>
        <text:p text:style-name="Text_20_body">The SNP-SNP Report lists the details for each model from a previously generated model file. Details include:</text:p>
        <text:list xml:id="list2124101522" text:continue-list="list1265179247" text:style-name="WW8Num21">
          <text:list-item>
            <text:p text:style-name="P42">Left/Right SNPs that make up the model.</text:p>
          </text:list-item>
          <text:list-item>
            <text:p text:style-name="P38">The Group(s) in which the pair of Loci were found</text:p>
          </text:list-item>
          <text:list-item>
            <text:p text:style-name="P42"><text:span text:style-name="T18"><text:s/></text:span><text:span text:style-name="T18">The Genes from which each of the SNPs were found.</text:span></text:p>
          </text:list-item>
        </text:list>
        <text:p text:style-name="P34"><text:soft-page-break/>The previously generated report would be input to biofilter using the ??? command, and an example of the input is below:</text:p>
        <text:p text:style-name="Input_2f_Output">rs2072539 <text:tab/>rs1990310</text:p>
        <text:p text:style-name="Input_2f_Output">rs2072539 <text:tab/>rs1805488</text:p>
        <text:p text:style-name="P6">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draw:frame draw:style-name="fr1" draw:name="graphics3" text:anchor-type="char" svg:x="0.4252in" svg:y="0.0102in" svg:width="4.8752in" svg:height="1.0866in" draw:z-index="2"><draw:image/></draw:frame>The text report is similar except the SNPs are listed together as can be seen in the example below.</text:p>
        <text:p text:style-name="P8">SNPs<text:tab/>Genes<text:tab/>Groups<text:tab/>Genes<text:tab/>Groups</text:p>
        <text:p text:style-name="P7"><text:span text:style-name="T22">[2072539 1805488]<text:tab/></text:span><text:span text:style-name="T23">GRIN2B<text:tab/>KEGG-05010 GRIN2B<text:tab/>KEGG-05010</text:span></text:p>
        <text:p text:style-name="P8">[2072539 1990310]<text:tab/>GRIN2B<text:tab/>KEGG-05010<text:tab/>ENSG00000139180<text:tab/>KEGG-05010</text:p>
        <text:p text:style-name="P8">[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text:soft-page-break/>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9">TYMS<text:tab/><text:tab/>44549<text:tab/>596909|3786362|11540152|11540153<text:tab/>2|4|9<text:tab/>360684|360685</text:p>
        <text:p text:style-name="P9">ENOSF1<text:tab/>4559<text:tab/>596909|3786362|11540152|11540153<text:tab/>1|4<text:tab/>360685</text:p>
        <text:p text:style-name="P9">YES1<text:tab/><text:tab/>44568<text:tab/>596909|3786362|11540152|11540153<text:tab/>1|2|4|9</text:p>
        <text:p text:style-name="P9">TWSG1<text:tab/><text:tab/>44857<text:tab/>3322|10898|12680|11559053|28552921|35867116<text:tab/>4</text:p>
        <text:p text:style-name="P9">RALBP1<text:tab/>44861<text:tab/>3322|10898|12680|11559053|28552921|35867116<text:tab/>1|2|4|9</text:p>
        <text:p text:style-name="P9">PPP4R1<text:tab/>44868<text:tab/>3322|10898|12680|11559053|28552921|35867116<text:tab/>1|4</text:p>
        <text:p text:style-name="P9">CHST9<text:tab/><text:tab/>45509<text:tab/>417808|418546|1155514|17694469|28693844<text:tab/>1|4</text:p>
        <text:p text:style-name="P9">OXA1L<text:tab/><text:tab/>45871<text:tab/>1061040|1805059|1805061|2281677|8016634|8018462<text:tab/>1|2|4</text:p>
        <text:p text:style-name="P9">SLC7A7<text:tab/>45894<text:tab/>1061040|1805059|1805061|2281677|8016634|8018462<text:tab/>1|4|9</text:p>
        <text:p text:style-name="P9">MRPL52<text:tab/>45927<text:tab/>1805059|1805061|2281677|8016634|8018462<text:tab/>1</text:p>
        <text:p text:style-name="P9">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tab/>rs11242845<text:tab/>rs9501985</text:p>
        <text:p text:style-name="Input_2f_Output"><text:tab/>rs41503946<text:tab/>rs11077998</text:p>
        <text:p text:style-name="Input_2f_Output"><text:tab/>rs4446752<text:tab/><text:tab/>rs2314691</text:p>
        <text:p text:style-name="Input_2f_Output"/>
        <text:p text:style-name="P4">(truncated)</text:p>
        <text:p text:style-name="P43"><text:bookmark-start text:name="page33"/><text:bookmark-end text:name="page33"/><text:span text:style-name="Absatz-Standardschriftart"><text:span text:style-name="T4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paragraph-properties fo:margin-left="0.5in" fo:margin-right="0.5in" fo:margin-top="0in" fo:margin-bottom="0in" fo:text-indent="0in" style:auto-text-indent="false"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02H34M15S</meta:editing-duration>
    <meta:generator>OpenOffice.org/3.2$Unix OpenOffice.org_project/320m19$Build-9505</meta:generator>
    <dc:date>2012-04-05T16:54:08</dc:date>
    <dc:creator>John Wallace</dc:creator>
    <meta:editing-cycles>12</meta:editing-cycles>
    <meta:document-statistic meta:table-count="1" meta:image-count="3" meta:object-count="0" meta:page-count="30" meta:paragraph-count="665" meta:word-count="6957" meta:character-count="44193"/>
  </office:meta>
</office:document-meta>
</file>